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878ef" style:font-size-asian="18pt" style:font-size-complex="18pt"/>
    </style:style>
    <style:style style:name="P2" style:family="paragraph" style:parent-style-name="Preformatted_20_Text">
      <style:text-properties fo:font-size="18pt" officeooo:paragraph-rsid="001878ef" style:font-size-asian="18pt" style:font-size-complex="18pt"/>
    </style:style>
    <style:style style:name="P3" style:family="paragraph" style:parent-style-name="Preformatted_20_Text">
      <style:text-properties officeooo:paragraph-rsid="001878ef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8pt" officeooo:paragraph-rsid="001878ef" style:font-size-asian="18pt" style:font-size-complex="18pt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878ef"/>
    </style:style>
    <style:style style:name="P8" style:family="paragraph" style:parent-style-name="Text_20_body">
      <style:text-properties fo:font-size="18pt" style:font-size-asian="18pt" style:font-size-complex="18pt"/>
    </style:style>
    <style:style style:name="P9" style:family="paragraph" style:parent-style-name="Text_20_body">
      <style:text-properties fo:font-size="18pt" officeooo:paragraph-rsid="001878ef" style:font-size-asian="18pt" style:font-size-complex="18pt"/>
    </style:style>
    <style:style style:name="P10" style:family="paragraph" style:parent-style-name="Text_20_body">
      <style:text-properties fo:font-size="18pt" officeooo:paragraph-rsid="001d3bfd" style:font-size-asian="18pt" style:font-size-complex="18pt"/>
    </style:style>
    <style:style style:name="P11" style:family="paragraph" style:parent-style-name="Text_20_body">
      <style:text-properties fo:font-size="18pt" officeooo:paragraph-rsid="0028b52d" style:font-size-asian="18pt" style:font-size-complex="18pt"/>
    </style:style>
    <style:style style:name="P12" style:family="paragraph" style:parent-style-name="Text_20_body">
      <style:text-properties fo:font-size="18pt" officeooo:paragraph-rsid="002c4ae7" style:font-size-asian="18pt" style:font-size-complex="18pt"/>
    </style:style>
    <style:style style:name="P13" style:family="paragraph" style:parent-style-name="Text_20_body">
      <style:text-properties fo:font-size="18pt" officeooo:paragraph-rsid="00343a6e" style:font-size-asian="18pt" style:font-size-complex="18pt"/>
    </style:style>
    <style:style style:name="P14" style:family="paragraph" style:parent-style-name="Text_20_body">
      <style:text-properties fo:font-size="18pt" fo:font-weight="bold" officeooo:paragraph-rsid="0028b52d" style:font-size-asian="18pt" style:font-weight-asian="bold" style:font-size-complex="18pt" style:font-weight-complex="bold"/>
    </style:style>
    <style:style style:name="P15" style:family="paragraph" style:parent-style-name="Text_20_body">
      <style:text-properties fo:color="#ce181e" fo:font-size="18pt" officeooo:paragraph-rsid="001878ef" style:font-size-asian="18pt" style:font-size-complex="18pt"/>
    </style:style>
    <style:style style:name="P16" style:family="paragraph" style:parent-style-name="Text_20_body">
      <style:text-properties fo:color="#ce181e" fo:font-size="18pt" officeooo:paragraph-rsid="001d3bfd" style:font-size-asian="18pt" style:font-size-complex="18pt"/>
    </style:style>
    <style:style style:name="P17" style:family="paragraph" style:parent-style-name="Text_20_body">
      <style:text-properties fo:color="#ce181e" fo:font-size="18pt" fo:font-weight="bold" officeooo:paragraph-rsid="001878ef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ed1c24" fo:font-size="18pt" officeooo:paragraph-rsid="001878ef" style:font-size-asian="18pt" style:font-size-complex="18pt"/>
    </style:style>
    <style:style style:name="P19" style:family="paragraph" style:parent-style-name="Text_20_body">
      <style:text-properties fo:color="#ed1c24" fo:font-size="18pt" officeooo:paragraph-rsid="001d3bfd" style:font-size-asian="18pt" style:font-size-complex="18pt"/>
    </style:style>
    <style:style style:name="P20" style:family="paragraph" style:parent-style-name="Text_20_body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21" style:family="paragraph" style:parent-style-name="Text_20_body">
      <style:text-properties fo:color="#ed1c24" fo:font-size="18pt" fo:font-weight="bold" officeooo:paragraph-rsid="001d3bfd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paragraph-rsid="001878ef"/>
    </style:style>
    <style:style style:name="P23" style:family="paragraph" style:parent-style-name="Text_20_body">
      <style:text-properties fo:color="#00599d" fo:font-size="18pt" fo:font-weight="bold" officeooo:paragraph-rsid="001878ef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officeooo:paragraph-rsid="001878ef" style:font-size-asian="18pt" style:font-size-complex="18pt"/>
    </style:style>
    <style:style style:name="P25" style:family="paragraph" style:parent-style-name="Standard">
      <style:text-properties fo:font-size="18pt" officeooo:paragraph-rsid="00397fbf" style:font-size-asian="18pt" style:font-size-complex="18pt"/>
    </style:style>
    <style:style style:name="P26" style:family="paragraph" style:parent-style-name="Standard">
      <style:text-properties fo:font-size="18pt" fo:font-weight="bold" officeooo:rsid="003899f9" officeooo:paragraph-rsid="003899f9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paragraph-rsid="001878ef" style:font-size-asian="18pt" style:font-weight-asian="bold" style:font-size-complex="18pt" style:font-weight-complex="bold"/>
    </style:style>
    <style:style style:name="P28" style:family="paragraph" style:parent-style-name="Text_20_body" style:list-style-name="L1">
      <style:text-properties officeooo:paragraph-rsid="001878ef"/>
    </style:style>
    <style:style style:name="P29" style:family="paragraph" style:parent-style-name="Text_20_body" style:list-style-name="L1">
      <style:paragraph-properties>
        <style:tab-stops>
          <style:tab-stop style:position="7.805cm"/>
        </style:tab-stops>
      </style:paragraph-properties>
      <style:text-properties fo:color="#ce181e" fo:font-size="18pt" fo:font-weight="bold" officeooo:paragraph-rsid="001878ef" style:font-size-asian="18pt" style:font-weight-asian="bold" style:font-size-complex="18pt" style:font-weight-complex="bold"/>
    </style:style>
    <style:style style:name="P30" style:family="paragraph" style:parent-style-name="Text_20_body" style:list-style-name="L1">
      <style:text-properties fo:color="#ce181e" fo:font-size="18pt" fo:font-weight="bold" officeooo:paragraph-rsid="001878ef" style:font-size-asian="18pt" style:font-weight-asian="bold" style:font-size-complex="18pt" style:font-weight-complex="bold"/>
    </style:style>
    <style:style style:name="P31" style:family="paragraph" style:parent-style-name="Text_20_body" style:list-style-name="L1">
      <style:text-properties fo:color="#ce181e" fo:font-size="18pt" fo:font-weight="bold" officeooo:rsid="003146d8" officeooo:paragraph-rsid="003146d8" style:font-size-asian="18pt" style:font-weight-asian="bold" style:font-size-complex="18pt" style:font-weight-complex="bold"/>
    </style:style>
    <style:style style:name="P32" style:family="paragraph" style:parent-style-name="Text_20_body">
      <style:text-properties fo:color="#ce181e" fo:font-size="18pt" fo:font-weight="bold" officeooo:paragraph-rsid="00397fbf" style:font-size-asian="18pt" style:font-weight-asian="bold" style:font-size-complex="18pt" style:font-weight-complex="bold"/>
    </style:style>
    <style:style style:name="P33" style:family="paragraph" style:parent-style-name="Text_20_body">
      <style:text-properties fo:color="#ce181e" fo:font-size="18pt" officeooo:rsid="003899f9" officeooo:paragraph-rsid="003899f9" style:font-size-asian="18pt" style:font-size-complex="18pt"/>
    </style:style>
    <style:style style:name="P34" style:family="paragraph" style:parent-style-name="Text_20_body" style:list-style-name="L21">
      <style:text-properties fo:color="#ce181e" fo:font-size="20pt" style:text-underline-style="solid" style:text-underline-type="double" style:text-underline-width="auto" style:text-underline-color="font-color" officeooo:paragraph-rsid="001878ef" style:font-size-asian="20pt" style:font-size-complex="20pt"/>
    </style:style>
    <style:style style:name="P35" style:family="paragraph" style:parent-style-name="Text_20_body" style:list-style-name="L1">
      <style:paragraph-properties>
        <style:tab-stops>
          <style:tab-stop style:position="7.805cm"/>
        </style:tab-stops>
      </style:paragraph-properties>
      <style:text-properties fo:font-size="18pt" officeooo:paragraph-rsid="001878ef" style:font-size-asian="18pt" style:font-size-complex="18pt"/>
    </style:style>
    <style:style style:name="P36" style:family="paragraph" style:parent-style-name="Text_20_body" style:list-style-name="L1">
      <style:text-properties fo:font-size="18pt" officeooo:paragraph-rsid="001878ef" style:font-size-asian="18pt" style:font-size-complex="18pt"/>
    </style:style>
    <style:style style:name="P37" style:family="paragraph" style:parent-style-name="Text_20_body" style:list-style-name="L2">
      <style:text-properties fo:font-size="18pt" officeooo:paragraph-rsid="001878ef" style:font-size-asian="18pt" style:font-size-complex="18pt"/>
    </style:style>
    <style:style style:name="P38" style:family="paragraph" style:parent-style-name="Text_20_body" style:list-style-name="L3">
      <style:text-properties fo:font-size="18pt" officeooo:paragraph-rsid="001878ef" style:font-size-asian="18pt" style:font-size-complex="18pt"/>
    </style:style>
    <style:style style:name="P39" style:family="paragraph" style:parent-style-name="Text_20_body" style:list-style-name="L4">
      <style:text-properties fo:font-size="18pt" officeooo:paragraph-rsid="001878ef" style:font-size-asian="18pt" style:font-size-complex="18pt"/>
    </style:style>
    <style:style style:name="P40" style:family="paragraph" style:parent-style-name="Text_20_body" style:list-style-name="L5">
      <style:text-properties fo:font-size="18pt" officeooo:paragraph-rsid="001878ef" style:font-size-asian="18pt" style:font-size-complex="18pt"/>
    </style:style>
    <style:style style:name="P41" style:family="paragraph" style:parent-style-name="Text_20_body" style:list-style-name="L5">
      <style:text-properties fo:font-size="18pt" officeooo:paragraph-rsid="003b3539" style:font-size-asian="18pt" style:font-size-complex="18pt"/>
    </style:style>
    <style:style style:name="P42" style:family="paragraph" style:parent-style-name="Text_20_body" style:list-style-name="L5">
      <style:text-properties fo:font-size="18pt" officeooo:paragraph-rsid="0009922a" style:font-size-asian="18pt" style:font-size-complex="18pt"/>
    </style:style>
    <style:style style:name="P43" style:family="paragraph" style:parent-style-name="Text_20_body" style:list-style-name="L6">
      <style:text-properties fo:font-size="18pt" officeooo:paragraph-rsid="001878ef" style:font-size-asian="18pt" style:font-size-complex="18pt"/>
    </style:style>
    <style:style style:name="P44" style:family="paragraph" style:parent-style-name="Text_20_body" style:list-style-name="L7">
      <style:text-properties fo:font-size="18pt" officeooo:paragraph-rsid="001878ef" style:font-size-asian="18pt" style:font-size-complex="18pt"/>
    </style:style>
    <style:style style:name="P45" style:family="paragraph" style:parent-style-name="Text_20_body" style:list-style-name="L8">
      <style:text-properties fo:font-size="18pt" officeooo:paragraph-rsid="001878ef" style:font-size-asian="18pt" style:font-size-complex="18pt"/>
    </style:style>
    <style:style style:name="P46" style:family="paragraph" style:parent-style-name="Text_20_body" style:list-style-name="L9">
      <style:text-properties fo:font-size="18pt" officeooo:paragraph-rsid="001878ef" style:font-size-asian="18pt" style:font-size-complex="18pt"/>
    </style:style>
    <style:style style:name="P47" style:family="paragraph" style:parent-style-name="Text_20_body" style:list-style-name="L10">
      <style:text-properties fo:font-size="18pt" officeooo:paragraph-rsid="001878ef" style:font-size-asian="18pt" style:font-size-complex="18pt"/>
    </style:style>
    <style:style style:name="P48" style:family="paragraph" style:parent-style-name="Text_20_body" style:list-style-name="L11">
      <style:text-properties fo:font-size="18pt" officeooo:paragraph-rsid="001878ef" style:font-size-asian="18pt" style:font-size-complex="18pt"/>
    </style:style>
    <style:style style:name="P49" style:family="paragraph" style:parent-style-name="Text_20_body" style:list-style-name="L12">
      <style:text-properties fo:font-size="18pt" officeooo:paragraph-rsid="001878ef" style:font-size-asian="18pt" style:font-size-complex="18pt"/>
    </style:style>
    <style:style style:name="P50" style:family="paragraph" style:parent-style-name="Text_20_body" style:list-style-name="L13">
      <style:text-properties fo:font-size="18pt" officeooo:paragraph-rsid="001878ef" style:font-size-asian="18pt" style:font-size-complex="18pt"/>
    </style:style>
    <style:style style:name="P51" style:family="paragraph" style:parent-style-name="Text_20_body" style:list-style-name="L14">
      <style:text-properties fo:font-size="18pt" officeooo:paragraph-rsid="001878ef" style:font-size-asian="18pt" style:font-size-complex="18pt"/>
    </style:style>
    <style:style style:name="P52" style:family="paragraph" style:parent-style-name="Text_20_body" style:list-style-name="L15">
      <style:text-properties fo:font-size="18pt" officeooo:paragraph-rsid="001878ef" style:font-size-asian="18pt" style:font-size-complex="18pt"/>
    </style:style>
    <style:style style:name="P53" style:family="paragraph" style:parent-style-name="Text_20_body" style:list-style-name="L16">
      <style:text-properties fo:font-size="18pt" officeooo:paragraph-rsid="001878ef" style:font-size-asian="18pt" style:font-size-complex="18pt"/>
    </style:style>
    <style:style style:name="P54" style:family="paragraph" style:parent-style-name="Text_20_body" style:list-style-name="L17">
      <style:text-properties fo:font-size="18pt" officeooo:paragraph-rsid="001878ef" style:font-size-asian="18pt" style:font-size-complex="18pt"/>
    </style:style>
    <style:style style:name="P55" style:family="paragraph" style:parent-style-name="Text_20_body" style:list-style-name="L18">
      <style:text-properties fo:font-size="18pt" officeooo:paragraph-rsid="001878ef" style:font-size-asian="18pt" style:font-size-complex="18pt"/>
    </style:style>
    <style:style style:name="P56" style:family="paragraph" style:parent-style-name="Text_20_body" style:list-style-name="L19">
      <style:text-properties fo:font-size="18pt" officeooo:paragraph-rsid="001878ef" style:font-size-asian="18pt" style:font-size-complex="18pt"/>
    </style:style>
    <style:style style:name="P57" style:family="paragraph" style:parent-style-name="Text_20_body">
      <style:text-properties fo:font-size="18pt" officeooo:paragraph-rsid="001878ef" style:font-size-asian="18pt" style:font-size-complex="18pt"/>
    </style:style>
    <style:style style:name="P58" style:family="paragraph" style:parent-style-name="Text_20_body">
      <style:text-properties fo:font-size="18pt" officeooo:paragraph-rsid="001d3bfd" style:font-size-asian="18pt" style:font-size-complex="18pt"/>
    </style:style>
    <style:style style:name="P59" style:family="paragraph" style:parent-style-name="Text_20_body">
      <style:text-properties fo:font-size="18pt" officeooo:paragraph-rsid="00397fbf" style:font-size-asian="18pt" style:font-size-complex="18pt"/>
    </style:style>
    <style:style style:name="P60" style:family="paragraph" style:parent-style-name="Text_20_body">
      <style:text-properties fo:font-size="18pt" officeooo:paragraph-rsid="003899f9" style:font-size-asian="18pt" style:font-size-complex="18pt"/>
    </style:style>
    <style:style style:name="P61" style:family="paragraph" style:parent-style-name="Text_20_body">
      <style:text-properties fo:font-size="18pt" officeooo:paragraph-rsid="003b3539" style:font-size-asian="18pt" style:font-size-complex="18pt"/>
    </style:style>
    <style:style style:name="P62" style:family="paragraph" style:parent-style-name="Text_20_body" style:list-style-name="L1">
      <style:text-properties fo:font-size="18pt" fo:font-weight="bold" officeooo:paragraph-rsid="001878ef" style:font-size-asian="18pt" style:font-weight-asian="bold" style:font-size-complex="18pt" style:font-weight-complex="bold"/>
    </style:style>
    <style:style style:name="P63" style:family="paragraph" style:parent-style-name="Text_20_body" style:list-style-name="L5">
      <style:text-properties fo:font-size="18pt" fo:font-weight="bold" officeooo:paragraph-rsid="003b3539" style:font-size-asian="18pt" style:font-weight-asian="bold" style:font-size-complex="18pt" style:font-weight-complex="bold"/>
    </style:style>
    <style:style style:name="P64" style:family="paragraph" style:parent-style-name="Text_20_body">
      <style:text-properties fo:font-size="18pt" fo:font-weight="bold" officeooo:rsid="003899f9" officeooo:paragraph-rsid="003b3539" style:font-size-asian="18pt" style:font-weight-asian="bold" style:font-size-complex="18pt" style:font-weight-complex="bold"/>
    </style:style>
    <style:style style:name="P65" style:family="paragraph" style:parent-style-name="Text_20_body">
      <style:text-properties fo:font-size="18pt" fo:font-weight="bold" officeooo:rsid="00397fbf" officeooo:paragraph-rsid="00397fbf" style:font-size-asian="18pt" style:font-weight-asian="bold" style:font-size-complex="18pt" style:font-weight-complex="bold"/>
    </style:style>
    <style:style style:name="P66" style:family="paragraph" style:parent-style-name="Text_20_body">
      <style:text-properties fo:font-size="18pt" fo:font-weight="bold" officeooo:paragraph-rsid="003b3539" style:font-size-asian="18pt" style:font-weight-asian="bold" style:font-size-complex="18pt" style:font-weight-complex="bold"/>
    </style:style>
    <style:style style:name="P67" style:family="paragraph" style:parent-style-name="Text_20_body" style:list-style-name="L1">
      <style:text-properties fo:color="#000000" fo:font-size="18pt" officeooo:paragraph-rsid="001878ef" style:font-size-asian="18pt" style:font-size-complex="18pt"/>
    </style:style>
    <style:style style:name="P68" style:family="paragraph" style:parent-style-name="Text_20_body" style:list-style-name="L1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69" style:family="paragraph" style:parent-style-name="Text_20_body" style:list-style-name="L2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70" style:family="paragraph" style:parent-style-name="Text_20_body" style:list-style-name="L3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71" style:family="paragraph" style:parent-style-name="Text_20_body" style:list-style-name="L4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72" style:family="paragraph" style:parent-style-name="Text_20_body" style:list-style-name="L5">
      <style:text-properties fo:color="#ed1c24" fo:font-size="18pt" fo:font-weight="bold" officeooo:paragraph-rsid="001878ef" style:font-size-asian="18pt" style:font-weight-asian="bold" style:font-size-complex="18pt" style:font-weight-complex="bold"/>
    </style:style>
    <style:style style:name="P73" style:family="paragraph" style:parent-style-name="Text_20_body" style:list-style-name="L5">
      <style:text-properties fo:color="#ed1c24" fo:font-size="18pt" fo:font-weight="bold" officeooo:paragraph-rsid="003b3539" style:font-size-asian="18pt" style:font-weight-asian="bold" style:font-size-complex="18pt" style:font-weight-complex="bold"/>
    </style:style>
    <style:style style:name="P74" style:family="paragraph" style:parent-style-name="Text_20_body">
      <style:text-properties fo:color="#ed1c24" fo:font-size="18pt" fo:font-weight="bold" officeooo:paragraph-rsid="00397fbf" style:font-size-asian="18pt" style:font-weight-asian="bold" style:font-size-complex="18pt" style:font-weight-complex="bold"/>
    </style:style>
    <style:style style:name="P75" style:family="paragraph" style:parent-style-name="Text_20_body" style:list-style-name="L5">
      <style:text-properties fo:color="#ed1c24" fo:font-size="18pt" officeooo:paragraph-rsid="001878ef" style:font-size-asian="18pt" style:font-size-complex="18pt"/>
    </style:style>
    <style:style style:name="P76" style:family="paragraph" style:parent-style-name="Text_20_body" style:list-style-name="L5">
      <style:text-properties fo:color="#ed1c24" fo:font-size="18pt" officeooo:paragraph-rsid="003b3539" style:font-size-asian="18pt" style:font-size-complex="18pt"/>
    </style:style>
    <style:style style:name="P77" style:family="paragraph" style:parent-style-name="Text_20_body">
      <style:text-properties fo:color="#ed1c24" fo:font-size="18pt" officeooo:paragraph-rsid="00397fbf" style:font-size-asian="18pt" style:font-size-complex="18pt"/>
    </style:style>
    <style:style style:name="P78" style:family="paragraph" style:parent-style-name="Text_20_body" style:list-style-name="L1">
      <style:text-properties fo:color="#ef413d" fo:font-size="18pt" fo:font-weight="bold" officeooo:paragraph-rsid="001878ef" style:font-size-asian="18pt" style:font-weight-asian="bold" style:font-size-complex="18pt" style:font-weight-complex="bold"/>
    </style:style>
    <style:style style:name="P79" style:family="paragraph" style:parent-style-name="Text_20_body">
      <style:text-properties fo:color="#00599d" fo:font-size="18pt" style:font-size-asian="18pt" style:font-size-complex="18pt"/>
    </style:style>
    <style:style style:name="P80" style:family="paragraph" style:parent-style-name="Text_20_body">
      <style:text-properties officeooo:paragraph-rsid="001878ef"/>
    </style:style>
    <style:style style:name="P81" style:family="paragraph" style:parent-style-name="Text_20_body">
      <style:paragraph-properties fo:margin-top="0cm" fo:margin-bottom="0.499cm" loext:contextual-spacing="false"/>
      <style:text-properties fo:font-size="18pt" officeooo:paragraph-rsid="003b3539" style:font-size-asian="18pt" style:font-size-complex="18pt"/>
    </style:style>
    <style:style style:name="P82" style:family="paragraph" style:parent-style-name="Preformatted_20_Text">
      <style:text-properties officeooo:paragraph-rsid="00397fbf"/>
    </style:style>
    <style:style style:name="P83" style:family="paragraph" style:parent-style-name="Preformatted_20_Text" style:list-style-name="L5">
      <style:text-properties fo:font-size="18pt" style:font-size-asian="18pt" style:font-size-complex="18pt"/>
    </style:style>
    <style:style style:name="P84" style:family="paragraph" style:parent-style-name="Preformatted_20_Text">
      <style:text-properties fo:font-size="18pt" officeooo:paragraph-rsid="003b3539" style:font-size-asian="18pt" style:font-size-complex="18pt"/>
    </style:style>
    <style:style style:name="P85" style:family="paragraph" style:parent-style-name="Preformatted_20_Text" style:list-style-name="L5"/>
    <style:style style:name="P86" style:family="paragraph" style:parent-style-name="Preformatted_20_Text">
      <style:text-properties officeooo:paragraph-rsid="003b3539"/>
    </style:style>
    <style:style style:name="P87" style:family="paragraph" style:parent-style-name="Preformatted_20_Text">
      <style:paragraph-properties fo:margin-top="0cm" fo:margin-bottom="0.499cm" loext:contextual-spacing="false"/>
      <style:text-properties officeooo:paragraph-rsid="001878ef"/>
    </style:style>
    <style:style style:name="P88" style:family="paragraph" style:parent-style-name="Preformatted_20_Text">
      <style:paragraph-properties fo:margin-top="0cm" fo:margin-bottom="0.499cm" loext:contextual-spacing="false"/>
      <style:text-properties fo:font-size="18pt" officeooo:paragraph-rsid="00397fbf" style:font-size-asian="18pt" style:font-size-complex="18pt"/>
    </style:style>
    <style:style style:name="P89" style:family="paragraph" style:parent-style-name="Preformatted_20_Text" style:list-style-name="L5">
      <style:paragraph-properties fo:margin-top="0cm" fo:margin-bottom="0.499cm" loext:contextual-spacing="false"/>
      <style:text-properties fo:font-size="18pt" style:font-size-asian="18pt" style:font-size-complex="18pt"/>
    </style:style>
    <style:style style:name="P90" style:family="paragraph" style:parent-style-name="Preformatted_20_Text">
      <style:paragraph-properties fo:margin-top="0cm" fo:margin-bottom="0.499cm" loext:contextual-spacing="false"/>
      <style:text-properties fo:font-size="18pt" officeooo:paragraph-rsid="003b3539" style:font-size-asian="18pt" style:font-size-complex="18pt"/>
    </style:style>
    <style:style style:name="P91" style:family="paragraph" style:parent-style-name="Preformatted_20_Text">
      <style:paragraph-properties fo:margin-top="0cm" fo:margin-bottom="0.499cm" loext:contextual-spacing="false"/>
      <style:text-properties fo:color="#ce181e" fo:font-weight="bold" officeooo:paragraph-rsid="00397fbf" style:font-weight-asian="bold" style:font-weight-complex="bold"/>
    </style:style>
    <style:style style:name="P92" style:family="paragraph" style:parent-style-name="Preformatted_20_Text">
      <style:paragraph-properties fo:margin-top="0cm" fo:margin-bottom="0.499cm" loext:contextual-spacing="false"/>
      <style:text-properties officeooo:paragraph-rsid="00397fbf"/>
    </style:style>
    <style:style style:name="P93" style:family="paragraph" style:parent-style-name="Preformatted_20_Text" style:list-style-name="L5">
      <style:paragraph-properties fo:margin-top="0cm" fo:margin-bottom="0.499cm" loext:contextual-spacing="false"/>
    </style:style>
    <style:style style:name="P94" style:family="paragraph" style:parent-style-name="Preformatted_20_Text" style:list-style-name="L5">
      <style:paragraph-properties fo:margin-top="0cm" fo:margin-bottom="0.499cm" loext:contextual-spacing="false"/>
      <style:text-properties officeooo:paragraph-rsid="0009922a"/>
    </style:style>
    <style:style style:name="P95" style:family="paragraph" style:parent-style-name="Preformatted_20_Text">
      <style:paragraph-properties fo:margin-top="0cm" fo:margin-bottom="0.499cm" loext:contextual-spacing="false"/>
      <style:text-properties officeooo:paragraph-rsid="003b3539"/>
    </style:style>
    <style:style style:name="T1" style:family="text">
      <style:text-properties fo:color="#ce181e"/>
    </style:style>
    <style:style style:name="T2" style:family="text">
      <style:text-properties fo:color="#ce181e" fo:font-size="18pt" style:font-size-asian="18pt" style:font-size-complex="18pt"/>
    </style:style>
    <style:style style:name="T3" style:family="text">
      <style:text-properties fo:color="#ce181e" fo:font-size="18pt" officeooo:rsid="0002bdeb" style:font-size-asian="18pt" style:font-size-complex="18pt"/>
    </style:style>
    <style:style style:name="T4" style:family="text">
      <style:text-properties fo:color="#ce181e" fo:font-size="18pt" officeooo:rsid="000bc08a" style:font-size-asian="18pt" style:font-size-complex="18pt"/>
    </style:style>
    <style:style style:name="T5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e181e" fo:font-size="18pt" fo:font-weight="bold" officeooo:rsid="00042ad3" style:font-size-asian="18pt" style:font-weight-asian="bold" style:font-size-complex="18pt" style:font-weight-complex="bold"/>
    </style:style>
    <style:style style:name="T7" style:family="text">
      <style:text-properties fo:color="#ce181e" officeooo:rsid="000bc08a"/>
    </style:style>
    <style:style style:name="T8" style:family="text">
      <style:text-properties fo:color="#ce181e" officeooo:rsid="001d3bfd"/>
    </style:style>
    <style:style style:name="T9" style:family="text">
      <style:text-properties fo:color="#ce181e" officeooo:rsid="0002bdeb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fo:font-weight="bold" officeooo:rsid="001d3bfd" style:font-weight-asian="bold" style:font-weight-complex="bold"/>
    </style:style>
    <style:style style:name="T12" style:family="text">
      <style:text-properties fo:color="#ce181e" fo:font-weight="bold" officeooo:rsid="000bc08a" style:font-weight-asian="bold" style:font-weight-complex="bold"/>
    </style:style>
    <style:style style:name="T13" style:family="text">
      <style:text-properties fo:color="#ce181e" fo:font-weight="bold" officeooo:rsid="0002bdeb" style:font-weight-asian="bold" style:font-weight-complex="bold"/>
    </style:style>
    <style:style style:name="T14" style:family="text">
      <style:text-properties fo:color="#ce181e" fo:font-weight="bold" officeooo:rsid="00097b1f" style:font-weight-asian="bold" style:font-weight-complex="bold"/>
    </style:style>
    <style:style style:name="T15" style:family="text">
      <style:text-properties fo:color="#ce181e" fo:font-weight="bold" officeooo:rsid="000aaef2" style:font-weight-asian="bold" style:font-weight-complex="bold"/>
    </style:style>
    <style:style style:name="T16" style:family="text">
      <style:text-properties fo:color="#ce181e" fo:font-weight="bold" officeooo:rsid="00042ad3" style:font-weight-asian="bold" style:font-weight-complex="bold"/>
    </style:style>
    <style:style style:name="T17" style:family="text">
      <style:text-properties fo:color="#ce181e" fo:font-weight="bold" officeooo:rsid="003899f9" style:font-weight-asian="bold" style:font-weight-complex="bold"/>
    </style:style>
    <style:style style:name="T18" style:family="text">
      <style:text-properties fo:color="#ed1c24"/>
    </style:style>
    <style:style style:name="T19" style:family="text">
      <style:text-properties fo:color="#ed1c24" officeooo:rsid="0003541f"/>
    </style:style>
    <style:style style:name="T20" style:family="text">
      <style:text-properties fo:color="#ed1c24" fo:font-weight="bold" style:font-weight-asian="bold" style:font-weight-complex="bold"/>
    </style:style>
    <style:style style:name="T21" style:family="text">
      <style:text-properties officeooo:rsid="0003541f"/>
    </style:style>
    <style:style style:name="T22" style:family="text">
      <style:text-properties officeooo:rsid="000bc08a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05a51b" style:font-size-asian="18pt" style:font-size-complex="18pt"/>
    </style:style>
    <style:style style:name="T25" style:family="text">
      <style:text-properties fo:font-size="18pt" officeooo:rsid="0009922a" style:font-size-asian="18pt" style:font-size-complex="18pt"/>
    </style:style>
    <style:style style:name="T26" style:family="text">
      <style:text-properties fo:font-size="18pt" officeooo:rsid="003b3539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3b3539" style:font-size-asian="18pt" style:font-weight-asian="bold" style:font-size-complex="18pt" style:font-weight-complex="bold"/>
    </style:style>
    <style:style style:name="T29" style:family="text">
      <style:text-properties officeooo:rsid="001d3bfd"/>
    </style:style>
    <style:style style:name="T30" style:family="text">
      <style:text-properties fo:color="#000000"/>
    </style:style>
    <style:style style:name="T31" style:family="text">
      <style:text-properties fo:color="#000000" fo:font-size="18pt" style:font-size-asian="18pt" style:font-size-complex="18pt"/>
    </style:style>
    <style:style style:name="T32" style:family="text">
      <style:text-properties fo:color="#000000" fo:font-size="18pt" fo:background-color="#ffffff" loext:char-shading-value="0" style:font-size-asian="18pt" style:font-size-complex="18pt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officeooo:rsid="0002bdeb"/>
    </style:style>
    <style:style style:name="T35" style:family="text">
      <style:text-properties officeooo:rsid="00097b1f"/>
    </style:style>
    <style:style style:name="T36" style:family="text">
      <style:text-properties officeooo:rsid="0015ba43"/>
    </style:style>
    <style:style style:name="T37" style:family="text">
      <style:text-properties officeooo:rsid="000aaef2"/>
    </style:style>
    <style:style style:name="T38" style:family="text">
      <style:text-properties officeooo:rsid="00042ad3"/>
    </style:style>
    <style:style style:name="T39" style:family="text">
      <style:text-properties fo:color="#00599d"/>
    </style:style>
    <style:style style:name="T40" style:family="text">
      <style:text-properties fo:color="#00599d" fo:font-weight="bold" style:font-weight-asian="bold" style:font-weight-complex="bold"/>
    </style:style>
    <style:style style:name="T41" style:family="text">
      <style:text-properties fo:color="#00599d" fo:font-weight="bold" officeooo:rsid="0009922a" style:font-weight-asian="bold" style:font-weight-complex="bold"/>
    </style:style>
    <style:style style:name="T42" style:family="text">
      <style:text-properties fo:color="#00599d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599d" fo:font-size="18pt" style:font-size-asian="18pt" style:font-size-complex="18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bc08a" style:font-weight-asian="bold" style:font-weight-complex="bold"/>
    </style:style>
    <style:style style:name="T46" style:family="text">
      <style:text-properties fo:font-weight="bold" officeooo:rsid="001d3bfd" style:font-weight-asian="bold" style:font-weight-complex="bold"/>
    </style:style>
    <style:style style:name="T47" style:family="text">
      <style:text-properties fo:font-weight="bold" officeooo:rsid="0002bdeb" style:font-weight-asian="bold" style:font-weight-complex="bold"/>
    </style:style>
    <style:style style:name="T48" style:family="text">
      <style:text-properties fo:font-weight="bold" officeooo:rsid="000aaef2" style:font-weight-asian="bold" style:font-weight-complex="bold"/>
    </style:style>
    <style:style style:name="T49" style:family="text">
      <style:text-properties fo:font-weight="bold" officeooo:rsid="00042ad3" style:font-weight-asian="bold" style:font-weight-complex="bold"/>
    </style:style>
    <style:style style:name="T50" style:family="text">
      <style:text-properties fo:font-weight="bold" officeooo:rsid="00097b1f" style:font-weight-asian="bold" style:font-weight-complex="bold"/>
    </style:style>
    <style:style style:name="T51" style:family="text">
      <style:text-properties fo:font-weight="bold" officeooo:rsid="00397fbf" style:font-weight-asian="bold" style:font-weight-complex="bold"/>
    </style:style>
    <style:style style:name="T52" style:family="text">
      <style:text-properties fo:font-weight="bold" officeooo:rsid="0005a51b" style:font-weight-asian="bold" style:font-weight-complex="bold"/>
    </style:style>
    <style:style style:name="T53" style:family="text">
      <style:text-properties fo:font-weight="bold" officeooo:rsid="003899f9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05a51b"/>
    </style:style>
    <style:style style:name="T56" style:family="text">
      <style:text-properties officeooo:rsid="0009922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4192206606" text:style-name="L1">
        <text:list-item>
          <text:p text:style-name="P29">What is C programming? </text:p>
          <text:p text:style-name="P35">C is a <text:span text:style-name="T40">high-level, general-purpose programming langua</text:span><text:span text:style-name="T44">ge</text:span> that is widely used in the development of operating systems, compilers, and other system software.</text:p>
        </text:list-item>
        <text:list-item>
          <text:p text:style-name="P30">What are the advantages of C programming language? </text:p>
          <text:p text:style-name="P36">The advantages of C programming language are its <text:span text:style-name="T40">speed, efficiency, and low-level memory access.</text:span></text:p>
        </text:list-item>
        <text:list-item>
          <text:p text:style-name="P30">What is a keyword in C?</text:p>
          <text:p text:style-name="P36"><text:s/>A keyword is a <text:span text:style-name="T40">reserved word in C</text:span><text:span text:style-name="T44"> t</text:span>hat has a special meaning and cannot be used as an identifier.</text:p>
        </text:list-item>
        <text:list-item>
          <text:p text:style-name="P30">What is a token in C? </text:p>
          <text:p text:style-name="P28"><text:span text:style-name="T23">A token is a </text:span><text:span text:style-name="T42">sequence of characters in C</text:span><text:span text:style-name="T27"> </text:span><text:span text:style-name="T23">that is treated as a single unit by the compiler.</text:span></text:p>
          <text:p text:style-name="P36">A data type is a <text:span text:style-name="T40">classification of data in C</text:span> that determines the kind of operations that can be performed on the data.</text:p>
        </text:list-item>
        <text:list-item>
          <text:p text:style-name="P30">What are the basic data types in C?</text:p>
          <text:p text:style-name="P36"><text:s/>The basic data types in C are <text:span text:style-name="T40">int, float, double, char, and void.</text:span></text:p>
        </text:list-item>
        <text:list-item>
          <text:p text:style-name="P30">What is a variable in C? </text:p>
          <text:p text:style-name="P36">A variable is a <text:span text:style-name="T40">named storage location in memory</text:span><text:span text:style-name="T39"> </text:span>that holds a value of a particular data type.</text:p>
        </text:list-item>
        <text:list-item>
          <text:p text:style-name="P62"><text:span text:style-name="T1">What is a constant in C?</text:span> </text:p>
          <text:p text:style-name="P36">A constant is a <text:span text:style-name="T40">value that cannot be changed </text:span>during program execution.</text:p>
          <text:p text:style-name="P36"/>
        </text:list-item>
        <text:list-item>
          <text:p text:style-name="P30"><text:soft-page-break/>What is a function in C? </text:p>
          <text:p text:style-name="P36">A function is a <text:span text:style-name="T40">block of code that performs a specific task</text:span> and can be called from other parts of a program.</text:p>
        </text:list-item>
        <text:list-item>
          <text:p text:style-name="P30">What is a pointer in C? </text:p>
          <text:p text:style-name="P36">A pointer is a <text:span text:style-name="T44">v</text:span><text:span text:style-name="T40">ariable that holds the address of another variable in memory.</text:span></text:p>
        </text:list-item>
        <text:list-item>
          <text:p text:style-name="P30">What is a structure in C?</text:p>
          <text:p text:style-name="P36"><text:s/>A structure is a <text:span text:style-name="T40">collection of variables of different data types</text:span> that are grouped together under a single name.</text:p>
        </text:list-item>
        <text:list-item>
          <text:p text:style-name="P30">What is a union in C? </text:p>
          <text:p text:style-name="P36">A union is a data type that allows <text:span text:style-name="T40">different variables to be stored in the same memory location.</text:span></text:p>
        </text:list-item>
        <text:list-item>
          <text:p text:style-name="P30">What is an array in C? </text:p>
          <text:p text:style-name="P36">An array is a<text:span text:style-name="T44"> </text:span><text:span text:style-name="T40">collection of variables of the same data type that are stored in contiguous memory locations.</text:span></text:p>
        </text:list-item>
        <text:list-item>
          <text:p text:style-name="P31">What is a file in C? </text:p>
          <text:p text:style-name="P36">A file is a <text:span text:style-name="T40">collection of data that is stored on a disk or other permanent storage medium.</text:span></text:p>
        </text:list-item>
        <text:list-item>
          <text:p text:style-name="P30">What is an expression in C? </text:p>
          <text:p text:style-name="P36">An expression is a <text:span text:style-name="T44">c</text:span><text:span text:style-name="T40">ombination of variables, operators, and function calls that evaluates to a value.</text:span></text:p>
        </text:list-item>
        <text:list-item>
          <text:p text:style-name="P30">What is a statement in C? </text:p>
          <text:p text:style-name="P67">A statement is a <text:span text:style-name="T44">s</text:span><text:span text:style-name="T40">ingle executable instruction </text:span>in a C program.</text:p>
        </text:list-item>
        <text:list-item>
          <text:p text:style-name="P68">What is the syntax of a C program? </text:p>
          <text:p text:style-name="P36"><text:soft-page-break/>C program consists of a <text:span text:style-name="T40">series of statements, each of which ends with a semicolon.</text:span></text:p>
        </text:list-item>
        <text:list-item>
          <text:p text:style-name="P68">What is a conditional statement in C?</text:p>
          <text:p text:style-name="P36"><text:s/>A conditional statement is a statement that <text:span text:style-name="T40">executes different code depending on the value of a Boolean expression.</text:span></text:p>
        </text:list-item>
        <text:list-item>
          <text:p text:style-name="P78">What is a loop in C? </text:p>
          <text:p text:style-name="P36">A loop is a statement that<text:span text:style-name="T44"> </text:span><text:span text:style-name="T40">executes a block of code repeatedly until a certain condition is met.</text:span></text:p>
        </text:list-item>
        <text:list-item>
          <text:p text:style-name="P68">What is the syntax of a for loop in C? </text:p>
          <text:p text:style-name="P36">The syntax of a for loop in C is:</text:p>
        </text:list-item>
      </text:list>
      <text:p text:style-name="P23">for (initialization; condition; increment/decrement) { // code to be executed }</text:p>
      <text:list xml:id="list2139008832" text:style-name="L2">
        <text:list-item>
          <text:p text:style-name="P69">What is the syntax of a while loop in C? </text:p>
          <text:p text:style-name="P37">The syntax of a while loop in C is:</text:p>
        </text:list-item>
      </text:list>
      <text:p text:style-name="P23">while (condition) { // code to be executed }</text:p>
      <text:list xml:id="list2060762448" text:style-name="L3">
        <text:list-item>
          <text:p text:style-name="P70">What is the syntax of a do-while loop in C? </text:p>
          <text:p text:style-name="P38">The syntax of a do-while loop in C is:</text:p>
        </text:list-item>
      </text:list>
      <text:p text:style-name="P23">do { // code to be executed } while (condition);</text:p>
      <text:list xml:id="list1670099728" text:style-name="L4">
        <text:list-item>
          <text:p text:style-name="P71">What is a switch statement in C? </text:p>
          <text:p text:style-name="P39">A switch statement is a statement that <text:span text:style-name="T40">executes different code depending on the value of an integer expression.</text:span></text:p>
        </text:list-item>
        <text:list-item>
          <text:p text:style-name="P71">What is a function prototype in C? </text:p>
          <text:p text:style-name="P39">A function prototype is a <text:span text:style-name="T40">declaration of a function that specifies its name, return type, and parameter list.</text:span></text:p>
        </text:list-item>
        <text:list-item>
          <text:p text:style-name="P71"><text:soft-page-break/>What is recursion in C? </text:p>
          <text:p text:style-name="P39">Recursion is a <text:span text:style-name="T40">technique in which a function calls itself to solve a problem.</text:span></text:p>
        </text:list-item>
      </text:list>
      <text:list xml:id="list2422001380" text:style-name="L5">
        <text:list-item>
          <text:p text:style-name="P75">What is a macro in C? </text:p>
          <text:p text:style-name="P40">A macro is a<text:span text:style-name="T44"> </text:span><text:span text:style-name="T40">preprocessor directive that defines a symbolic name or expression</text:span><text:span text:style-name="T44"> </text:span>that is replaced by the preprocessor before the compilation of the program.</text:p>
        </text:list-item>
        <text:list-item>
          <text:p text:style-name="P72">What is a header file in C? </text:p>
          <text:p text:style-name="P40">A header file is a file that contains<text:span text:style-name="T44"> </text:span><text:span text:style-name="T40">declarations of functions, variables, and constants</text:span> that are used in a C program.</text:p>
        </text:list-item>
        <text:list-item>
          <text:p text:style-name="P72">What is a preprocessor directive in C? </text:p>
          <text:p text:style-name="P40">A preprocessor directive is a statement that is processed by the<text:span text:style-name="T44"> </text:span><text:span text:style-name="T40">preprocessor before the compilation of the program</text:span><text:span text:style-name="T39">.</text:span></text:p>
        </text:list-item>
      </text:list>
      <text:p text:style-name="P79"/>
      <text:list xml:id="list161750219984698" text:continue-numbering="true" text:style-name="L5">
        <text:list-item>
          <text:p text:style-name="P72">What is a conditional compilation directive in C? </text:p>
          <text:p text:style-name="P40">A conditional compilation directive is a <text:span text:style-name="T40">preprocessor directive that controls the compilation of code based on the value of a predefined macro.</text:span></text:p>
        </text:list-item>
        <text:list-item>
          <text:p text:style-name="P72">What is the difference between a while loop and a do-while loop in C? </text:p>
          <text:p text:style-name="P40">A while loop executes its <text:span text:style-name="T40">code block zero or more times,</text:span><text:span text:style-name="T44"> </text:span>while a do-while loop executes <text:span text:style-name="T40">its code block at least once.</text:span></text:p>
        </text:list-item>
        <text:list-item>
          <text:p text:style-name="P72">What is the difference between a for loop and a while loop in C? </text:p>
          <text:p text:style-name="P40"><text:soft-page-break/>A for loop is used <text:span text:style-name="T40">when the number of iterations is known in advance, </text:span><text:span text:style-name="T44">while a while loop is used </text:span><text:span text:style-name="T40">when the number of iterations is not known in advance.</text:span></text:p>
        </text:list-item>
        <text:list-item>
          <text:p text:style-name="P40"><text:span text:style-name="T20">What is the difference between a structure and a union in C?</text:span> A structure is a <text:span text:style-name="T40">collection of variables of different data types that are grouped together under a single name</text:span>, while a union is a data type that allows <text:span text:style-name="T40">different variables to be stored in the same memory location.</text:span></text:p>
        </text:list-item>
        <text:list-item>
          <text:p text:style-name="P72">What is the difference between a static variable and a global variable in C? </text:p>
          <text:p text:style-name="P40">A static variable is a <text:span text:style-name="T40">variable that retains its value between function calls,</text:span><text:span text:style-name="T44"> </text:span>while a global variable is a v<text:span text:style-name="T39">a</text:span><text:span text:style-name="T40">riable that is visible to all functions in the program.</text:span></text:p>
        </text:list-item>
        <text:list-item>
          <text:p text:style-name="P72">What is the difference between a function call by value and a function call by reference in C?</text:p>
          <text:p text:style-name="P40"><text:s/>A function call by value <text:span text:style-name="T40">passes the value of a variable to a function</text:span><text:span text:style-name="T39">,</text:span> while a function call by reference <text:span text:style-name="T40">passes the address of a variable to a function.</text:span></text:p>
        </text:list-item>
        <text:list-item>
          <text:p text:style-name="P63">W<text:span text:style-name="T18">hat is the difference between a local variable and a global variable in C?</text:span></text:p>
          <text:p text:style-name="P41"><text:s/>A local variable is a <text:span text:style-name="T40">variable that is declared inside a function and is only visible within that function,</text:span> while a global variable is a <text:span text:style-name="T40">variable that is declared outside of any function and is visible to all functions in the program.</text:span></text:p>
        </text:list-item>
        <text:list-item>
          <text:p text:style-name="P41"><text:span text:style-name="T20">What is the difference between a pointer and an array in C?</text:span><text:span text:style-name="T44"> </text:span>A pointer is a <text:span text:style-name="T40">variable that holds the address of another variable in memory</text:span><text:span text:style-name="T44">,</text:span> while an array is a <text:span text:style-name="T39">c</text:span><text:span text:style-name="T40">ollection </text:span><text:soft-page-break/><text:span text:style-name="T40">of variables of the same data type that are stored in contiguous memory locations.</text:span></text:p>
        </text:list-item>
        <text:list-item>
          <text:p text:style-name="P73">What is the difference between a function definition and a function declaration in C? </text:p>
          <text:p text:style-name="P41">A function definition <text:span text:style-name="T40">contains the code that defines the function,</text:span><text:span text:style-name="T44"> </text:span>while a function declaration <text:span text:style-name="T40">only specifies the name, return type, and parameter list of the function</text:span><text:span text:style-name="T44">.</text:span></text:p>
        </text:list-item>
        <text:list-item>
          <text:p text:style-name="P73">What is the difference between a bitwise AND operator and a logical AND operator in C?</text:p>
          <text:p text:style-name="P41"><text:s/>A bitwise AND operator (&amp;) performs a bitwise AND operation on two operands, while a logical AND operator (&amp;&amp;) performs a logical AND operation on two operands.</text:p>
        </text:list-item>
        <text:list-item>
          <text:p text:style-name="P76">What is the difference between a bitwise OR operator and a logical OR operator in C?</text:p>
          <text:p text:style-name="P41"><text:s/>A bitwise OR operator (|) performs a bitwise OR operation on two operands, while a logical OR operator (||) performs a logical OR operation on two operands.</text:p>
        </text:list-item>
        <text:list-item>
          <text:p text:style-name="P76">What is the difference between a bitwise XOR operator and a logical XOR operator in C?</text:p>
          <text:p text:style-name="P41"><text:s/>A bitwise XOR operator (^) performs a bitwise XOR operation on two operands, while a logical XOR operator is not available in C.</text:p>
        </text:list-item>
        <text:list-item>
          <text:p text:style-name="P41">W<text:span text:style-name="T18">hat is the difference between a bitwise complement operator and a logical complement operator in C? </text:span></text:p>
          <text:p text:style-name="P41">A bitwise complement operator (~) performs a bitwise complement operation on an operand, while a logical complement operator (!) performs a logical complement</text:p>
          <text:p text:style-name="P41"><text:soft-page-break/><text:span text:style-name="T21">43.</text:span><text:span text:style-name="T20">What is the difference between a signed and an unsigned integer in C? </text:span></text:p>
          <text:p text:style-name="P41">A signed integer can <text:span text:style-name="T40">hold both positive and negative values</text:span><text:span text:style-name="T44">, </text:span>while an unsigned integer can <text:span text:style-name="T40">only hold non-negative values.</text:span></text:p>
          <text:p text:style-name="P41"><text:span text:style-name="T21">44.</text:span><text:span text:style-name="T20">What is a pointer in C? </text:span></text:p>
          <text:p text:style-name="P41">A pointer is a <text:span text:style-name="T40">variable that holds the memory address of another variable.</text:span></text:p>
          <text:p text:style-name="P41"><text:span text:style-name="T21">45.</text:span><text:span text:style-name="T20">What is a NULL pointer in C?</text:span></text:p>
          <text:p text:style-name="P41"><text:s/>A NULL pointer is a<text:span text:style-name="T44"> </text:span><text:span text:style-name="T40">pointer that does not point to any valid memory location.</text:span></text:p>
          <text:p text:style-name="P41"><text:span text:style-name="T21">46.</text:span><text:span text:style-name="T20">What is a function pointer in C? </text:span></text:p>
          <text:p text:style-name="P41">A function pointer is a pointer that <text:span text:style-name="T40">points to the address of a function.</text:span></text:p>
          <text:p text:style-name="P41"><text:span text:style-name="T21">47.</text:span><text:span text:style-name="T20">What is a dynamic memory allocation in C</text:span><text:span text:style-name="T18">?</text:span> </text:p>
          <text:p text:style-name="P41">Dynamic memory allocation is a feature in C that allows a <text:span text:style-name="T40">program to allocate memory dynamically during runtime using functions such as malloc() and free().</text:span></text:p>
          <text:p text:style-name="P41"><text:span text:style-name="T21">48</text:span><text:span text:style-name="T19">.</text:span><text:span text:style-name="T20">What is a memory leak in C?</text:span><text:span text:style-name="T44"> </text:span></text:p>
          <text:p text:style-name="P41">A memory leak occurs <text:span text:style-name="T40">when a program fails to release dynamically allocated memory</text:span><text:span text:style-name="T39"> </text:span>after it is no longer needed.</text:p>
          <text:p text:style-name="P41"><text:span text:style-name="T21">49</text:span><text:span text:style-name="T19">.</text:span><text:span text:style-name="T20">What is a segmentation fault in C? </text:span></text:p>
          <text:p text:style-name="P41">A segmentation fault occurs <text:span text:style-name="T40">when a program attempts to access memory that it is not allowed to access.</text:span></text:p>
          <text:p text:style-name="P41"><text:span text:style-name="T21">50.</text:span><text:span text:style-name="T20">What is a dangling pointer in C? </text:span></text:p>
          <text:p text:style-name="P41"><text:soft-page-break/>A dangling pointer is a pointer that <text:span text:style-name="T40">points to a memory location that has been deallocated or freed.</text:span></text:p>
          <text:p text:style-name="P41"><text:span text:style-name="T21">51</text:span><text:span text:style-name="T19">.</text:span><text:span text:style-name="T20">What is a structure in C?</text:span></text:p>
          <text:p text:style-name="P41"><text:s/>A structure is a <text:span text:style-name="T40">collection of variables of different data types that are grouped together under a single name.</text:span></text:p>
          <text:p text:style-name="P41"><text:span text:style-name="T21">52</text:span><text:span text:style-name="T19">.</text:span><text:span text:style-name="T20">What is a union in C?</text:span></text:p>
          <text:p text:style-name="P41"><text:s/>A union is a data type that allows <text:span text:style-name="T40">different variables to be stored in the same memory location.</text:span></text:p>
          <text:p text:style-name="P41"><text:span text:style-name="T21">53.</text:span><text:span text:style-name="T20">What is a typedef in C?</text:span><text:span text:style-name="T18"> </text:span></text:p>
          <text:p text:style-name="P41">A typedef is a keyword in C that is <text:span text:style-name="T40">used to define a new data type.</text:span></text:p>
          <text:p text:style-name="P41"><text:span text:style-name="T21">54.</text:span><text:span text:style-name="T20">What is a static variable in C? </text:span></text:p>
          <text:p text:style-name="P41">A static variable is a variable <text:span text:style-name="T39">t</text:span><text:span text:style-name="T40">hat retains its value between function calls.</text:span></text:p>
          <text:p text:style-name="P41"><text:span text:style-name="T21">55.</text:span><text:span text:style-name="T20">What is recursion in C? </text:span></text:p>
          <text:p text:style-name="P41">Recursion is a programming technique <text:span text:style-name="T40">in which a function calls itself.</text:span></text:p>
          <text:p text:style-name="P41"><text:span text:style-name="T21">56.</text:span><text:span text:style-name="T20">What is a stack in C?</text:span></text:p>
          <text:p text:style-name="P41"><text:s/>A stack is a data structure in C that operates on a <text:span text:style-name="T39">"</text:span><text:span text:style-name="T40">last-in, first-out" (LIFO) basis.</text:span></text:p>
          <text:p text:style-name="P41"><text:span text:style-name="T21">60.</text:span><text:span text:style-name="T20">What is a heap in C?</text:span></text:p>
          <text:p text:style-name="P41"><text:s/>A heap is a data structure in C that is used for d<text:span text:style-name="T44">ynamic memory allocation.</text:span></text:p>
          <text:p text:style-name="P76"><text:span text:style-name="T18"/></text:p>
        </text:list-item>
      </text:list>
      <text:list xml:id="list917458443" text:style-name="L21">
        <text:list-header>
          <text:p text:style-name="P34"><text:span text:style-name="T45"/></text:p>
        </text:list-header>
      </text:list>
      <text:p text:style-name="P33"><text:soft-page-break/><text:span text:style-name="T45"><text:tab/><text:tab/><text:tab/><text:tab/><text:tab/>F</text:span><text:span text:style-name="T44">UNCTIONS</text:span></text:p>
      <text:p text:style-name="P15"><text:span text:style-name="T45">1.</text:span><text:span text:style-name="T44"> What is a function in C?</text:span></text:p>
      <text:p text:style-name="P9"><text:s/>A: A function is a <text:span text:style-name="T40">block of code that performs a specific task</text:span><text:span text:style-name="T44">.</text:span> It can <text:span text:style-name="T40">take arguments as input</text:span>, perform some<text:span text:style-name="T39"> </text:span><text:span text:style-name="T40">calculations or operations, and return a value or void.</text:span></text:p>
      <text:p text:style-name="P15"><text:span text:style-name="T22">2.</text:span> <text:span text:style-name="T44">What is a return type in C functions?</text:span></text:p>
      <text:p text:style-name="P9">A: A return type specifies<text:span text:style-name="T40"> the type of value that a function returns after completing its task</text:span><text:span text:style-name="T44">. </text:span>For example, if a function returns an integer value, the return type is int. If it doesn't return anything, <text:span text:style-name="T1">the return type is void.</text:span></text:p>
      <text:p text:style-name="P15"/>
      <text:p text:style-name="P15"><text:span text:style-name="T22">3</text:span><text:span text:style-name="T45">.</text:span><text:span text:style-name="T44">How do you declare a function in C? </text:span></text:p>
      <text:p text:style-name="P9">A: A function declaration specifies the <text:span text:style-name="T39">f</text:span><text:span text:style-name="T40">unction name, return type, and parameter list</text:span><text:span text:style-name="T39"> </text:span>(if any) of a function. For example:</text:p>
      <text:p text:style-name="P6">java</text:p>
      <text:p text:style-name="P7"><text:span text:style-name="Source_20_Text"><text:span text:style-name="T23">int add(int x, int y); // function declaration</text:span></text:span></text:p>
      <text:p text:style-name="P22"><text:span text:style-name="T4">4.</text:span><text:span text:style-name="T2"> </text:span><text:span text:style-name="T43">What is the difference between a function declaration and a function definition in C?</text:span></text:p>
      <text:p text:style-name="P9">A: A function declaration tells<text:span text:style-name="T39"> the compiler about the function's name, return type, and parameter list.</text:span> A function definition provides <text:span text:style-name="T39">the actual implementation of the function</text:span>. For example:</text:p>
      <text:p text:style-name="P6">java</text:p>
      <text:p text:style-name="P3"><text:span text:style-name="Source_20_Text"><text:span text:style-name="T23">int add(int x, int y); // function declaration</text:span></text:span></text:p>
      <text:p text:style-name="P2"/>
      <text:p text:style-name="P3"><text:span text:style-name="Source_20_Text"><text:span text:style-name="T23">int add(int x, int y) // function definition</text:span></text:span></text:p>
      <text:p text:style-name="P3"><text:soft-page-break/><text:span text:style-name="Source_20_Text"><text:span text:style-name="T23">{</text:span></text:span></text:p>
      <text:p text:style-name="P3"><text:span text:style-name="Source_20_Text"><text:span text:style-name="T23"><text:s text:c="4"/>return x + y;</text:span></text:span></text:p>
      <text:p text:style-name="P7"><text:span text:style-name="Source_20_Text"><text:span text:style-name="T23">}</text:span></text:span></text:p>
      <text:p text:style-name="P15"><text:span text:style-name="T22">5</text:span><text:span text:style-name="T45">.</text:span><text:span text:style-name="T44">What is recursion in C functions? </text:span></text:p>
      <text:p text:style-name="P9">A: Recursion is a technique in which a<text:span text:style-name="T39"> </text:span><text:span text:style-name="T40">function calls itself to solve a problem</text:span><text:span text:style-name="T39">.</text:span> It can be useful for solving problems that can be broken down into smaller subproblems. However, it can lead to stack overflow errors if not used correctly.</text:p>
      <text:p text:style-name="P15"><text:span text:style-name="T22">6</text:span><text:span text:style-name="T45">.</text:span><text:span text:style-name="T44"> How do you pass arguments to a C function?</text:span></text:p>
      <text:p text:style-name="P9">A: Arguments can be passed to a <text:span text:style-name="T40">function by value, by reference, or by pointer.</text:span><text:span text:style-name="T44"> </text:span>By value means that a <text:span text:style-name="T40">copy of the argument's value is passed to the function</text:span><text:span text:style-name="T44">.</text:span> By reference means that the memory address of the argument is passed to the function. By pointer means that a pointer to the argument is passed to the function.</text:p>
      <text:p text:style-name="P15"><text:span text:style-name="T22">7</text:span><text:span text:style-name="T45">.</text:span><text:span text:style-name="T44"> What is a function pointer in C?</text:span></text:p>
      <text:p text:style-name="P9"><text:s/>A: A function pointer is a variable that <text:span text:style-name="T40">stores the memory address of a function</text:span>. It can be useful for <text:span text:style-name="T40">passing functions as arguments to other functions or for dynamically</text:span><text:span text:style-name="T39"> </text:span>selecting which function to call at runtime.</text:p>
      <text:p text:style-name="P9"><text:span text:style-name="T7">8</text:span><text:span text:style-name="T12">.</text:span><text:span text:style-name="T10"> What is a static function in C?</text:span></text:p>
      <text:p text:style-name="P9">A: A static function in C is a function that can <text:span text:style-name="T44">o</text:span><text:span text:style-name="T40">nly be called within the file where it is defined</text:span>. It is not visible or accessible to other files in the same program.</text:p>
      <text:p text:style-name="P15"><text:span text:style-name="T22">9.</text:span> <text:span text:style-name="T44">What is the difference between a call by value and a call by reference in C?</text:span></text:p>
      <text:p text:style-name="P9"><text:soft-page-break/>A: Call by value means that <text:span text:style-name="T40">a copy of the argument's value is passed to the function, so changes made to the parameter within the function do not affect the original argument</text:span>. Call by reference means that <text:span text:style-name="T40">the memory address of the argument is passed to the function, so changes made to the parameter within the function also affect the original argument</text:span><text:span text:style-name="T44">.</text:span></text:p>
      <text:p text:style-name="P17"><text:span text:style-name="T22">10.</text:span>What is a function prototype in C? </text:p>
      <text:p text:style-name="P9">A: A function prototype is a<text:span text:style-name="T44"> </text:span><text:span text:style-name="T40">declaration of a function that specifies the function name, return type, and parameter list</text:span><text:span text:style-name="T44">. </text:span>It is used to tell the compiler about the function's signature before it is actually defined. For example:</text:p>
      <text:p text:style-name="P6">java</text:p>
      <text:p text:style-name="P7"><text:span text:style-name="Source_20_Text"><text:span text:style-name="T23">int add(int x, int y); // function prototype</text:span></text:span></text:p>
      <text:p text:style-name="P17"><text:span text:style-name="T22">11.</text:span>What is the difference between a function and a macro in C? </text:p>
      <text:p text:style-name="P9">A: A function is a <text:span text:style-name="T40">block of code that performs a specific task, while a macro is a piece of code that is substituted by the preprocessor before compilation</text:span><text:span text:style-name="T44">.</text:span> Macros are <text:span text:style-name="T40">faster than functions because they avoid the overhead of a function call, but they are less flexible and can have unintended side effects</text:span><text:span text:style-name="T44">.</text:span></text:p>
      <text:p text:style-name="P15"><text:span text:style-name="T22">12.</text:span><text:span text:style-name="T44">What is a variadic function in C? </text:span></text:p>
      <text:p text:style-name="P9">A: A variadic function in C is a <text:span text:style-name="T40">function that can take a variable number of arguments.</text:span><text:span text:style-name="T44"> </text:span>The function uses the va_list, va_start, va_arg, and va_end macros to access the arguments passed to it.</text:p>
      <text:p text:style-name="P9"><text:span text:style-name="T7">13.</text:span><text:span text:style-name="T10"> What is the difference between a function and a subroutine in C</text:span><text:span text:style-name="T44">?</text:span></text:p>
      <text:p text:style-name="P9"><text:soft-page-break/><text:span text:style-name="T39">A: </text:span>A function returns a value and can be used in expressions, while a subroutine <text:span text:style-name="T40">does not return a value and is typically used for performing a task or modifying the program state.</text:span></text:p>
      <text:p text:style-name="P9"><text:span text:style-name="T40"/></text:p>
      <text:p text:style-name="P26"><text:tab/><text:tab/><text:tab/><text:tab/><text:tab/>ARRAYS</text:p>
      <text:p text:style-name="P9"><text:span text:style-name="T8">1</text:span><text:span text:style-name="T11">.</text:span><text:span text:style-name="T10">What is an array in C? </text:span></text:p>
      <text:p text:style-name="P10">A: An array in C is a <text:span text:style-name="T40">collection of elements of the same data type stored in contiguous memory locations</text:span><text:span text:style-name="T44">. </text:span>It can be used to store a fixed-size sequence of data.</text:p>
      <text:p text:style-name="P16"><text:span text:style-name="T29">2</text:span><text:span text:style-name="T46">.</text:span><text:span text:style-name="T44">How do you declare an array in C? </text:span></text:p>
      <text:p text:style-name="P10">A: An array in C can be declared by specifying its data type, <text:span text:style-name="T40">name, and size (number of elements) in square brackets</text:span><text:span text:style-name="T39">.</text:span> For example:</text:p>
      <text:p text:style-name="P5">java</text:p>
      <text:p text:style-name="P4"><text:span text:style-name="Source_20_Text"><text:span text:style-name="T32">int myArray[5]; // array of 5 integers</text:span></text:span></text:p>
      <text:p text:style-name="P16"><text:span text:style-name="T46">3.</text:span><text:span text:style-name="T44"> What is the difference between an array and a pointer in C?</text:span></text:p>
      <text:p text:style-name="P10">A: <text:s/>An array is a<text:span text:style-name="T39"> </text:span><text:span text:style-name="T40">fixed-size sequence of data stored in contiguous memory locations,</text:span> while a pointer is a <text:span text:style-name="T40">variable that holds the memory address of another variable or object.</text:span></text:p>
      <text:p text:style-name="P16"><text:span text:style-name="T29">4.</text:span><text:span text:style-name="T44">How do you access elements of an array in C? </text:span></text:p>
      <text:p text:style-name="P10">A: Elements of an array in C can be accessed <text:span text:style-name="T40">using the array index notation,</text:span><text:span text:style-name="T44"> which uses </text:span><text:span text:style-name="T40">square brackets to specify the index of the element. </text:span>For example:</text:p>
      <text:p text:style-name="P5">java</text:p>
      <text:p text:style-name="Preformatted_20_Text"><text:span text:style-name="Source_20_Text"><text:span text:style-name="T23">int myArray[5] = {1, 2, 3, 4, 5};</text:span></text:span></text:p>
      <text:p text:style-name="P4"><text:soft-page-break/><text:span text:style-name="Source_20_Text"><text:span text:style-name="T23">int x = myArray[2]; // assigns the value 3 </text:span></text:span><text:span text:style-name="Source_20_Text"><text:span text:style-name="T31">to x</text:span></text:span></text:p>
      <text:p text:style-name="P13"><text:span text:style-name="T8">5.</text:span><text:span text:style-name="T10">Can an array in C be passed to a function? </text:span></text:p>
      <text:p text:style-name="P13">A: Yes, an array in C can be passed to a function by reference. When an array is passed to a function, <text:span text:style-name="T40">a pointer to the first element of the array is passed as a parameter</text:span><text:span text:style-name="T44">.</text:span></text:p>
      <text:p text:style-name="P19"><text:span text:style-name="T29">6.</text:span><text:span text:style-name="T44">What is a two-dimensional array in C? </text:span></text:p>
      <text:p text:style-name="P10">A: A two-dimensional array in C is<text:span text:style-name="T44"> </text:span><text:span text:style-name="T40">an array of arrays,</text:span><text:span text:style-name="T44"> where each </text:span><text:span text:style-name="T40">element of the outer array is itself an array</text:span><text:span text:style-name="T44">. </text:span>It is used to represent a grid or table of data.</text:p>
      <text:p text:style-name="P19"><text:span text:style-name="T29">7.</text:span> <text:span text:style-name="T44">How do you initialize a two-dimensional array in C?</text:span></text:p>
      <text:p text:style-name="P10"><text:s/>A: A two-dimensional array in C can be initialized by <text:span text:style-name="T40">specifying the values of its elements in nested braces.</text:span> For example:</text:p>
      <text:p text:style-name="P5">css</text:p>
      <text:p text:style-name="P4"><text:span text:style-name="Source_20_Text"><text:span text:style-name="T23">int myArray[2][3] = {{1, 2, 3}, {4, 5, 6}};</text:span></text:span></text:p>
      <text:p text:style-name="P19"><text:span text:style-name="T29">8.</text:span> <text:span text:style-name="T44">What is a jagged array in C?</text:span></text:p>
      <text:p text:style-name="P10">A: A jagged array in C is an<text:span text:style-name="T39"> </text:span><text:span text:style-name="T40">array of arrays, where each element of the outer array is itself an array of variable size</text:span><text:span text:style-name="T39">.</text:span> It is used to represent a non-rectangular grid or table of data.</text:p>
      <text:p text:style-name="P8"/>
      <text:p text:style-name="P19"><text:span text:style-name="T29">9.</text:span><text:span text:style-name="T44">What is a pointer to an array in C? </text:span></text:p>
      <text:p text:style-name="P10">A: A pointer to an array in C is a<text:span text:style-name="T39"> </text:span><text:span text:style-name="T40">pointer that points to the first element of an array.</text:span> It can be used to <text:span text:style-name="T40">access the elements of the array, and to perform arithmetic operations on the array elements.</text:span></text:p>
      <text:p text:style-name="P19"><text:span text:style-name="T29">10.</text:span><text:span text:style-name="T44">How do you pass a pointer to an array to a function in C? </text:span></text:p>
      <text:p text:style-name="P10"><text:soft-page-break/>A: A pointer to an array can be passed to a function in C by <text:span text:style-name="T40">specifying the pointer as a parameter, and the size of the array.</text:span><text:span text:style-name="T44"> </text:span>For example:</text:p>
      <text:p text:style-name="P5">csharp</text:p>
      <text:p text:style-name="Preformatted_20_Text"><text:span text:style-name="Source_20_Text"><text:span text:style-name="T23">void myFunction(int (*myArray)[5]) {</text:span></text:span></text:p>
      <text:p text:style-name="Preformatted_20_Text"><text:span text:style-name="Source_20_Text"><text:span text:style-name="T23"><text:s text:c="4"/>// do something with the array</text:span></text:span></text:p>
      <text:p text:style-name="Preformatted_20_Text"><text:span text:style-name="Source_20_Text"><text:span text:style-name="T23">}</text:span></text:span></text:p>
      <text:p text:style-name="Preformatted_20_Text"><text:span text:style-name="Source_20_Text"><text:span text:style-name="T23">int main() {</text:span></text:span></text:p>
      <text:p text:style-name="Preformatted_20_Text"><text:span text:style-name="Source_20_Text"><text:span text:style-name="T23"><text:s text:c="4"/>int arr[5] = {1, 2, 3, 4, 5};</text:span></text:span></text:p>
      <text:p text:style-name="Preformatted_20_Text"><text:span text:style-name="Source_20_Text"><text:span text:style-name="T23"><text:s text:c="4"/>myFunction(&amp;arr); // pass pointer to array</text:span></text:span></text:p>
      <text:p text:style-name="Preformatted_20_Text"><text:span text:style-name="Source_20_Text"><text:span text:style-name="T23"><text:s text:c="4"/>return 0;</text:span></text:span></text:p>
      <text:p text:style-name="P4"><text:span text:style-name="Source_20_Text"><text:span text:style-name="T23">}</text:span></text:span></text:p>
      <text:p text:style-name="P19"><text:span text:style-name="T29">11.</text:span><text:span text:style-name="T44">What is a string in C?</text:span></text:p>
      <text:p text:style-name="P10"><text:s/>A: A string in C is an <text:span text:style-name="T40">array of characters terminated by a null character ('\0')</text:span><text:span text:style-name="T39">.</text:span> It is used to represent a sequence of characters.</text:p>
      <text:p text:style-name="P19"><text:span text:style-name="T29">12</text:span><text:span text:style-name="T46">.</text:span><text:span text:style-name="T44"> How do you declare and initialize a string in C?</text:span></text:p>
      <text:p text:style-name="P10">A: A string in C can be declared and initialized u<text:span text:style-name="T40">sing double quotes</text:span><text:span text:style-name="T44">. </text:span>For example:</text:p>
      <text:p text:style-name="P5">java</text:p>
      <text:p text:style-name="P4"><text:span text:style-name="Source_20_Text"><text:span text:style-name="T23">char myString[6] = "hello";</text:span></text:span></text:p>
      <text:p text:style-name="P21"><text:span text:style-name="T29">13.</text:span>How do you compare two strings in C? </text:p>
      <text:p text:style-name="P10">A: Two strings in C can be compared using <text:span text:style-name="T40">the strcmp() function, which returns 0 if the strings are equal, a negative value if the first string is less than the second string, or a positive value if the first string is greater than the second string</text:span><text:span text:style-name="T44">.</text:span></text:p>
      <text:p text:style-name="P19"><text:span text:style-name="T29">14.</text:span> <text:span text:style-name="T44">What is a null pointer in C?</text:span></text:p>
      <text:p text:style-name="P10"><text:soft-page-break/><text:s/>A: A null pointer in C is a pointer <text:span text:style-name="T40">that does not point to any valid memory location</text:span><text:span text:style-name="T44">.</text:span> It is represented by the <text:span text:style-name="T40">value NULL</text:span><text:span text:style-name="T44">,</text:span> and can be used to indicate that a pointer does not currently point to a valid object.</text:p>
      <text:p text:style-name="P65"><text:tab/><text:tab/><text:tab/><text:tab/><text:tab/>POINTERS</text:p>
      <text:p text:style-name="P32"><text:span text:style-name="T55">1.</text:span>What is a pointer in C? </text:p>
      <text:p text:style-name="P59">A: Aipointer in C is a<text:span text:style-name="T44"> variable that holds the memory address of another variable or object. It can be used to indirectly access and modify the value of the object it points to.</text:span></text:p>
      <text:p text:style-name="P32"><text:span text:style-name="T55">2.</text:span>How do you declare a pointer in C? </text:p>
      <text:p text:style-name="P59">A: A pointer in C can be declared by specifying its data type <text:span text:style-name="T44">followed by an asterisk (*), and then the name of the pointer. </text:span>For example:</text:p>
      <text:p text:style-name="P88">java</text:p>
      <text:p text:style-name="P92"><text:span text:style-name="Source_20_Text"><text:span text:style-name="T23">int *myPointer; // pointer to an integer</text:span></text:span></text:p>
      <text:p text:style-name="P91"><text:span text:style-name="T24">3.</text:span><text:span text:style-name="T23">How do you assign a value to a pointer in C?</text:span></text:p>
      <text:p text:style-name="P88"><text:s/>A: A value can be assigned to a pointer in C by using <text:span text:style-name="T44">the address-of operator (&amp;) followed by the name of the variable or object being pointed to.</text:span> For example:</text:p>
      <text:p text:style-name="P88">java</text:p>
      <text:p text:style-name="P82"><text:span text:style-name="Source_20_Text"><text:span text:style-name="T31">int x = 5;</text:span></text:span></text:p>
      <text:p text:style-name="P92"><text:span text:style-name="Source_20_Text"><text:span text:style-name="T31">int *myPointer = &amp;x; // assign pointer to variable x</text:span></text:span></text:p>
      <text:p text:style-name="P32"><text:span text:style-name="T55">4.</text:span>How do you access the value of a pointer in C? </text:p>
      <text:p text:style-name="P59"><text:soft-page-break/>A: The value of a pointer in C can be accessed by <text:span text:style-name="T44">using the dereference operator (*) followed by the name of the pointer.</text:span> For example:</text:p>
      <text:p text:style-name="P88">java</text:p>
      <text:p text:style-name="P82"><text:span text:style-name="Source_20_Text"><text:span text:style-name="T23">int x = 5;</text:span></text:span></text:p>
      <text:p text:style-name="P82"><text:span text:style-name="Source_20_Text"><text:span text:style-name="T23">int *myPointer = &amp;x; // assign pointer to variable x</text:span></text:span></text:p>
      <text:p text:style-name="P92"><text:span text:style-name="Source_20_Text"><text:span text:style-name="T31">int y = *myPointer; // assign value of x to y using pointer</text:span></text:span></text:p>
      <text:p text:style-name="P74"><text:span text:style-name="T55">5.</text:span>What is a null pointer in C? </text:p>
      <text:p text:style-name="P59">A: A null pointer in C is a pointer <text:span text:style-name="T54">that does not point to any valid memory location. It is represented by the value NULL, and can be used to indicate that a pointer does not currently point to a valid object.</text:span></text:p>
      <text:p text:style-name="P77"><text:span text:style-name="T52">6.</text:span><text:span text:style-name="T44">What is a void pointer in C?</text:span> </text:p>
      <text:p text:style-name="P59">A: A void pointer in C is a <text:span text:style-name="T44">pointer that can point to any data type. It is declared using the keyword void followed by an asterisk (*), and can be used to pass pointers to functions that take any data </text:span><text:span text:style-name="T33">type.</text:span></text:p>
      <text:p text:style-name="P74"><text:span text:style-name="T55">7.</text:span>What is a function pointer in C? </text:p>
      <text:p text:style-name="P59">A: A function pointer in C is a pointer that points to <text:span text:style-name="T44">the memory address of a function. It can be used to call a function indirectly, or to pass a function as a parameter to another function.</text:span></text:p>
      <text:p text:style-name="P74"><text:span text:style-name="T55">8.</text:span>How do you create a dynamic array using pointers in C? </text:p>
      <text:p text:style-name="P59">A: A dynamic array can be created using pointers in C by allocating memory using the <text:span text:style-name="T44">malloc() function.</text:span> For example:</text:p>
      <text:p text:style-name="P88"><text:soft-page-break/>c</text:p>
      <text:p text:style-name="P92"><text:span text:style-name="Source_20_Text"><text:span text:style-name="T23">int *myArray = malloc(sizeof(int) * 5); // allocate memory for 5 integers</text:span></text:span></text:p>
      <text:p text:style-name="P59"/>
      <text:p text:style-name="P59"/>
      <text:p text:style-name="P74"><text:span text:style-name="T55">9.</text:span>What is a pointer to a pointer in C? </text:p>
      <text:p text:style-name="P59">A: A pointer to a pointer in C is a pointer that points to the <text:span text:style-name="T44">memory address of another pointer. It is used to create multiple levels of indirection and is commonly used in dynamic memory allocation.</text:span></text:p>
      <text:p text:style-name="P77">10. <text:span text:style-name="T44">do you pass a pointer to a pointer to a function in C?</text:span></text:p>
      <text:p text:style-name="P59"><text:s/>A: A pointer to a pointer can be passed to a function in C by s<text:span text:style-name="T44">pecifying the pointer as a parameter, using two asterisks (**), and then dereferencing the pointer inside the function. </text:span>For example:</text:p>
      <text:p text:style-name="P88">c</text:p>
      <text:p text:style-name="P82"><text:span text:style-name="Source_20_Text"><text:span text:style-name="T23">void myFunction(int **myPointer) {</text:span></text:span></text:p>
      <text:p text:style-name="P82"><text:span text:style-name="Source_20_Text"><text:span text:style-name="T23"><text:s text:c="4"/>int x = 5;</text:span></text:span></text:p>
      <text:p text:style-name="P82"><text:span text:style-name="Source_20_Text"><text:span text:style-name="T23"><text:s text:c="4"/>*myPointer = &amp;x; // assign pointer to variable x</text:span></text:span></text:p>
      <text:p text:style-name="P82"><text:span text:style-name="Source_20_Text"><text:span text:style-name="T23">}</text:span></text:span></text:p>
      <text:p text:style-name="P82"><text:span text:style-name="Source_20_Text"><text:span text:style-name="T23">int main() {</text:span></text:span></text:p>
      <text:p text:style-name="P82"><text:span text:style-name="Source_20_Text"><text:span text:style-name="T23"><text:s text:c="4"/>int *myPointer = NULL;</text:span></text:span></text:p>
      <text:p text:style-name="P82"><text:span text:style-name="Source_20_Text"><text:span text:style-name="T23"><text:s text:c="4"/>myFunction(&amp;myPointer); // pass pointer to pointer</text:span></text:span></text:p>
      <text:p text:style-name="P82"><text:span text:style-name="Source_20_Text"><text:span text:style-name="T23"><text:s text:c="4"/>return 0;</text:span></text:span></text:p>
      <text:p text:style-name="P92"><text:span text:style-name="Source_20_Text"><text:span text:style-name="T23">}</text:span></text:span></text:p>
      <text:p text:style-name="P77">11<text:span text:style-name="T44">.w</text:span><text:span text:style-name="T51">hat</text:span><text:span text:style-name="T44"> do you free memory allocated using malloc() in C?</text:span></text:p>
      <text:p text:style-name="P59"><text:soft-page-break/><text:s/>A: Memory allocated using <text:span text:style-name="T44">malloc() can be freed in C using the free() function. </text:span>For example:</text:p>
      <text:p text:style-name="P88">c</text:p>
      <text:p text:style-name="P82"><text:span text:style-name="Source_20_Text"><text:span text:style-name="T23">int *myArray = malloc(sizeof(int) * 5); // allocate memory for 5 integers</text:span></text:span></text:p>
      <text:p text:style-name="P82"><text:span text:style-name="Source_20_Text"><text:span text:style-name="T23">// use myArray</text:span></text:span></text:p>
      <text:p text:style-name="P92"><text:span text:style-name="Source_20_Text"><text:span text:style-name="T23">free(myArray); // free allocated memory</text:span></text:span></text:p>
      <text:p text:style-name="P74">12.at is the difference between pass by value and pass by reference in C?</text:p>
      <text:p text:style-name="P59"><text:s/>A: Pass by value in C means that a<text:span text:style-name="T44"> copy of the variable is passed to a function, and any changes made to the variable inside the function do not affect the original variable</text:span>. Pass by reference in C means that a <text:span text:style-name="T44">pointer to the variable is passed to a function, and any changes made to the variable inside the function affect the original variable.</text:span></text:p>
      <text:p text:style-name="P74">13.at is the difference between static and dynamic memory allocation in C?</text:p>
      <text:p text:style-name="P59"><text:s/>A: Static memory allocation in C means that <text:span text:style-name="T44">memory is allocated at compile-time, and is fixed for the lifetime of the program</text:span>. Dynamic memory allocation in C means that memory is <text:span text:style-name="T44">allocated at runtime, and can be resized or freed as needed using functions like malloc(), realloc(), and free().</text:span></text:p>
      <text:p text:style-name="P25"/>
      <text:p text:style-name="P60"><text:span text:style-name="T53"><text:tab/><text:tab/><text:tab/><text:tab/><text:tab/><text:tab/>STRINGS</text:span></text:p>
      <text:p text:style-name="P9"><text:span text:style-name="T9">1.</text:span><text:span text:style-name="T10"> How are strings represented in C?</text:span></text:p>
      <text:p text:style-name="P9"><text:s/>A: In C, strings are represented as <text:span text:style-name="T40">arrays of characters terminated by a null character ('\0').</text:span> For example:</text:p>
      <text:p text:style-name="P6">java</text:p>
      <text:p text:style-name="P7"><text:soft-page-break/><text:span text:style-name="Source_20_Text"><text:span text:style-name="T2">char myString[6] = {'H', 'e', 'l', 'l', 'o', '\0'};</text:span></text:span></text:p>
      <text:p text:style-name="P15"><text:span text:style-name="T34">2</text:span><text:span text:style-name="T47">.</text:span><text:span text:style-name="T44"> How do you declare a string in C?</text:span></text:p>
      <text:p text:style-name="P9">A: A string in C can be declared using an <text:span text:style-name="T44">a</text:span><text:span text:style-name="T40">rray of characters with enough space to hold the string and the null character</text:span><text:span text:style-name="T44">. </text:span>For example:</text:p>
      <text:p text:style-name="P6">java</text:p>
      <text:p text:style-name="P7"><text:span text:style-name="Source_20_Text"><text:span text:style-name="T23">char myString[6] = {'H', 'e', 'l', 'l', 'o', '\0'};</text:span></text:span></text:p>
      <text:p text:style-name="P9">or</text:p>
      <text:p text:style-name="P6">java</text:p>
      <text:p text:style-name="P7"><text:span text:style-name="Source_20_Text"><text:span text:style-name="T23">char myString[] = "Hello";</text:span></text:span></text:p>
      <text:p text:style-name="P7"><text:span text:style-name="Source_20_Text"><text:span text:style-name="T3">3.</text:span></text:span><text:span text:style-name="T5"> How do you print a string in C? </text:span></text:p>
      <text:p text:style-name="P6">A: A string in C can be printed <text:span text:style-name="T40">using the printf() function with the %s format specifier</text:span><text:span text:style-name="T44">. </text:span>For example:</text:p>
      <text:p text:style-name="P6">c</text:p>
      <text:p text:style-name="P3"><text:span text:style-name="Source_20_Text"><text:span text:style-name="T23">char myString[] = "Hello";</text:span></text:span></text:p>
      <text:p text:style-name="P7"><text:span text:style-name="Source_20_Text"><text:span text:style-name="T23">printf("%s", myString);</text:span></text:span></text:p>
      <text:p text:style-name="P17"><text:span text:style-name="T34">4.</text:span> How do you concatenate two strings in C?</text:p>
      <text:p text:style-name="P9">A: Two strings in C can be concatenated using <text:span text:style-name="T44">t</text:span><text:span text:style-name="T40">he strcat() function.</text:span><text:span text:style-name="T44"> </text:span>For example:</text:p>
      <text:p text:style-name="P6">scss</text:p>
      <text:p text:style-name="P3"><text:span text:style-name="Source_20_Text"><text:span text:style-name="T23">char str1[6] = "Hello";</text:span></text:span></text:p>
      <text:p text:style-name="P3"><text:span text:style-name="Source_20_Text"><text:span text:style-name="T23">char str2[7] = " world";</text:span></text:span></text:p>
      <text:p text:style-name="P7"><text:soft-page-break/><text:span text:style-name="Source_20_Text"><text:span text:style-name="T23">strcat(str1, str2); // str1 now contains "Hello world"</text:span></text:span></text:p>
      <text:p text:style-name="P15"><text:span text:style-name="T34">5</text:span><text:span text:style-name="T47">.</text:span><text:span text:style-name="T44">How do you compare two strings in C?</text:span></text:p>
      <text:p text:style-name="P9"><text:s/>A: Two strings in C can be compared using <text:span text:style-name="T40">the strcmp() function</text:span><text:span text:style-name="T44">.</text:span> It returns 0 if the strings are equal, a negative value if the first string is less than the second, and a positive value if the first string is greater than the second. For example:</text:p>
      <text:p text:style-name="P6">sql</text:p>
      <text:p text:style-name="P3"><text:span text:style-name="Source_20_Text"><text:span text:style-name="T23">char str1[] = "apple";</text:span></text:span></text:p>
      <text:p text:style-name="P3"><text:span text:style-name="Source_20_Text"><text:span text:style-name="T23">char str2[] = "banana";</text:span></text:span></text:p>
      <text:p text:style-name="P7"><text:span text:style-name="Source_20_Text"><text:span text:style-name="T23">int result = strcmp(str1, str2); // result is negative because "apple" &lt; "banana"</text:span></text:span></text:p>
      <text:p text:style-name="P15"/>
      <text:p text:style-name="P15"><text:span text:style-name="T34">6.</text:span><text:span text:style-name="T44"> How do you find the length of a string in C?</text:span></text:p>
      <text:p text:style-name="P9"><text:s/>A: The length of a string in C can be found using <text:span text:style-name="T40">the strlen() function.</text:span><text:span text:style-name="T39"> </text:span>For example:</text:p>
      <text:p text:style-name="P6">c</text:p>
      <text:p text:style-name="P3"><text:span text:style-name="Source_20_Text"><text:span text:style-name="T23">char myString[] = "Hello";</text:span></text:span></text:p>
      <text:p text:style-name="P7"><text:span text:style-name="Source_20_Text"><text:span text:style-name="T23">int length = strlen(myString); // length is 5</text:span></text:span></text:p>
      <text:p text:style-name="P15"><text:span text:style-name="T34">7.</text:span><text:span text:style-name="T44"> How do you copy a string in C?</text:span></text:p>
      <text:p text:style-name="P9">A: A string in C can be copied using the <text:span text:style-name="T40">strcpy() function</text:span>. For example:</text:p>
      <text:p text:style-name="P6">scss</text:p>
      <text:p text:style-name="P3"><text:span text:style-name="Source_20_Text"><text:span text:style-name="T23">char source[] = "Hello";</text:span></text:span></text:p>
      <text:p text:style-name="P3"><text:span text:style-name="Source_20_Text"><text:span text:style-name="T23">char destination[6];</text:span></text:span></text:p>
      <text:p text:style-name="P7"><text:soft-page-break/><text:span text:style-name="Source_20_Text"><text:span text:style-name="T23">strcpy(destination, source); // destination now contains "Hello"</text:span></text:span></text:p>
      <text:p text:style-name="P9"><text:span text:style-name="T9">8</text:span><text:span text:style-name="T13">.</text:span><text:span text:style-name="T10">How do you convert a string to an integer in C? </text:span></text:p>
      <text:p text:style-name="P9">A: A string can be converted to an integer in C <text:span text:style-name="T40">using the atoi() function.</text:span><text:span text:style-name="T39"> </text:span>For example:</text:p>
      <text:p text:style-name="P6">scss</text:p>
      <text:p text:style-name="P3"><text:span text:style-name="Source_20_Text"><text:span text:style-name="T23">char myString[] = "123";</text:span></text:span></text:p>
      <text:p text:style-name="P7"><text:span text:style-name="Source_20_Text"><text:span text:style-name="T23">int myInt = atoi(myString); // myInt is 123</text:span></text:span></text:p>
      <text:p text:style-name="P15"><text:span text:style-name="T34">9.</text:span><text:span text:style-name="T44">How do you convert an integer to a string in C? </text:span></text:p>
      <text:p text:style-name="P9">A: An integer can be converted to a string in C using <text:span text:style-name="T40">the sprintf() function.</text:span><text:span text:style-name="T39"> </text:span>For example:</text:p>
      <text:p text:style-name="P6">perl</text:p>
      <text:p text:style-name="P3"><text:span text:style-name="Source_20_Text"><text:span text:style-name="T23">int myInt = 123;</text:span></text:span></text:p>
      <text:p text:style-name="P3"><text:span text:style-name="Source_20_Text"><text:span text:style-name="T23">char myString[4];</text:span></text:span></text:p>
      <text:p text:style-name="P7"><text:span text:style-name="Source_20_Text"><text:span text:style-name="T23">sprintf(myString, "%d", myInt); // myString now contains "123"</text:span></text:span></text:p>
      <text:p text:style-name="P15"><text:span text:style-name="T34">10.</text:span><text:span text:style-name="T47"> </text:span><text:span text:style-name="T44">How do you find the first occurrence of a character in a string in C?</text:span></text:p>
      <text:p text:style-name="P9">A: The first occurrence of a character in a string can be found <text:span text:style-name="T40">using the strchr() function</text:span><text:span text:style-name="T44">.</text:span> It returns a pointer to the first occurrence of the character, or <text:span text:style-name="T40">NULL if the character is not found.</text:span> For example:</text:p>
      <text:p text:style-name="P6">sql</text:p>
      <text:p text:style-name="P3"><text:span text:style-name="Source_20_Text"><text:span text:style-name="T23">char myString[] = "Hello";</text:span></text:span></text:p>
      <text:p text:style-name="P7"><text:span text:style-name="Source_20_Text"><text:span text:style-name="T23">char *result = strchr(myString, 'l'); // result points to the first 'l' in "Hello"</text:span></text:span></text:p>
      <text:p text:style-name="P15"><text:soft-page-break/><text:span text:style-name="T34">12</text:span><text:span text:style-name="T47">. </text:span><text:span text:style-name="T44">How do you convert a string to uppercase in C?</text:span></text:p>
      <text:p text:style-name="P9">A: A string can be converted to uppercase in C using the<text:span text:style-name="T39"> t</text:span><text:span text:style-name="T40">oupper() function and a loop to iterate through the characters in the string.</text:span><text:span text:style-name="T44"> </text:span>For example:</text:p>
      <text:p text:style-name="P6">scss</text:p>
      <text:p text:style-name="P3"><text:span text:style-name="Source_20_Text"><text:span text:style-name="T23">char myString[] = "Hello";</text:span></text:span></text:p>
      <text:p text:style-name="P3"><text:span text:style-name="Source_20_Text"><text:span text:style-name="T23">for (int i = 0; i &lt; strlen(myString); i++) {</text:span></text:span></text:p>
      <text:p text:style-name="P3"><text:span text:style-name="Source_20_Text"><text:span text:style-name="T23"><text:s text:c="4"/>myString[i] = toupper(myString[i]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char myString[] = "Hello";</text:span></text:span></text:p>
      <text:p text:style-name="P3"><text:span text:style-name="Source_20_Text"><text:span text:style-name="T23">int length = strlen(myString);</text:span></text:span></text:p>
      <text:p text:style-name="P3"><text:span text:style-name="Source_20_Text"><text:span text:style-name="T23">for (int i = 0; i &lt; length / 2; i++) {</text:span></text:span></text:p>
      <text:p text:style-name="P3"><text:span text:style-name="Source_20_Text"><text:span text:style-name="T23"><text:s text:c="4"/>char temp = myString[i];</text:span></text:span></text:p>
      <text:p text:style-name="P3"><text:span text:style-name="Source_20_Text"><text:span text:style-name="T23"><text:s text:c="4"/>myString[i] = myString[length - 1 - i];</text:span></text:span></text:p>
      <text:p text:style-name="P3"><text:span text:style-name="Source_20_Text"><text:span text:style-name="T23"><text:s text:c="4"/>myString[length - 1 - i] = temp;</text:span></text:span></text:p>
      <text:p text:style-name="P3"><text:span text:style-name="Source_20_Text"><text:span text:style-name="T23">}</text:span></text:span></text:p>
      <text:p text:style-name="P7"><text:span text:style-name="Source_20_Text"><text:span text:style-name="T23">// myString now contains "olleH"</text:span></text:span></text:p>
      <text:p text:style-name="P3"><text:span text:style-name="Source_20_Text"><text:span text:style-name="T23"/></text:span></text:p>
      <text:p text:style-name="P7"><text:span text:style-name="Source_20_Text"><text:span text:style-name="T23">// myString now contains "HELLO"</text:span></text:span></text:p>
      <text:p text:style-name="P14"><text:span text:style-name="T9">12.</text:span><text:span text:style-name="T1">How do you reverse a string in C?</text:span></text:p>
      <text:p text:style-name="P11"><text:span text:style-name="T40">using a loop to swap the first and last characters</text:span><text:span text:style-name="T44">, then the </text:span><text:span text:style-name="T40">second and second-to-last characters</text:span><text:span text:style-name="T44">, </text:span>and so on until the <text:span text:style-name="T40">middle of the string is reached</text:span><text:span text:style-name="T44">. </text:span>For example:</text:p>
      <text:p text:style-name="P6">scss</text:p>
      <text:p text:style-name="P3"><text:span text:style-name="Source_20_Text"><text:span text:style-name="T23">char myString[] = "Hello";</text:span></text:span></text:p>
      <text:p text:style-name="P3"><text:span text:style-name="Source_20_Text"><text:span text:style-name="T23">int length = strlen(myString);</text:span></text:span></text:p>
      <text:p text:style-name="P3"><text:span text:style-name="Source_20_Text"><text:span text:style-name="T23">for (int i = 0; i &lt; length / 2; i++) {</text:span></text:span></text:p>
      <text:p text:style-name="P3"><text:span text:style-name="Source_20_Text"><text:span text:style-name="T23"><text:s text:c="4"/>char temp = myString[i];</text:span></text:span></text:p>
      <text:p text:style-name="P3"><text:span text:style-name="Source_20_Text"><text:span text:style-name="T23"><text:s text:c="4"/>myString[i] = myString[length - 1 - i];</text:span></text:span></text:p>
      <text:p text:style-name="P3"><text:span text:style-name="Source_20_Text"><text:span text:style-name="T23"><text:s text:c="4"/>myString[length - 1 - i] = temp;</text:span></text:span></text:p>
      <text:p text:style-name="P3"><text:soft-page-break/><text:span text:style-name="Source_20_Text"><text:span text:style-name="T23">}</text:span></text:span></text:p>
      <text:p text:style-name="P7"><text:span text:style-name="Source_20_Text"><text:span text:style-name="T23">// myString now contains "olleH"</text:span></text:span></text:p>
      <text:p text:style-name="P7"><text:span text:style-name="Source_20_Text"><text:span text:style-name="T23"/></text:span></text:p>
      <text:p text:style-name="P95"><text:span text:style-name="Source_20_Text"><text:span text:style-name="T26"><text:tab/><text:tab/><text:tab/><text:tab/><text:tab/></text:span></text:span><text:span text:style-name="Source_20_Text"><text:span text:style-name="T28">STRUCTURE</text:span></text:span></text:p>
      <text:p text:style-name="P66"><text:span text:style-name="T56">1.</text:span> What is a structure in C?</text:p>
      <text:p text:style-name="P61">A: A structure in C is a <text:span text:style-name="T44">collection of variables of different data types grouped together under a single name</text:span>. Each variable within a structure is called a member, and the members can be accessed using the dot operator (.) with the structure name. For example:</text:p>
      <text:p text:style-name="P90">c</text:p>
      <text:p text:style-name="P86"><text:span text:style-name="Source_20_Text"><text:span text:style-name="T23">struct person {</text:span></text:span></text:p>
      <text:p text:style-name="P86"><text:span text:style-name="Source_20_Text"><text:span text:style-name="T23"><text:s text:c="4"/>char name[20];</text:span></text:span></text:p>
      <text:p text:style-name="P86"><text:span text:style-name="Source_20_Text"><text:span text:style-name="T23"><text:s text:c="4"/>int age;</text:span></text:span></text:p>
      <text:p text:style-name="P86"><text:span text:style-name="Source_20_Text"><text:span text:style-name="T23"><text:s text:c="4"/>float height;</text:span></text:span></text:p>
      <text:p text:style-name="P86"><text:span text:style-name="Source_20_Text"><text:span text:style-name="T23">};</text:span></text:span></text:p>
      <text:p text:style-name="P86"><text:span text:style-name="Source_20_Text"><text:span text:style-name="T23">struct person myPerson;</text:span></text:span></text:p>
      <text:p text:style-name="P95"><text:span text:style-name="Source_20_Text"><text:span text:style-name="T23">myPerson.age = 30;</text:span></text:span></text:p>
      <text:p text:style-name="P61"><text:span text:style-name="T56">2.</text:span> <text:span text:style-name="T44">How do you declare a structure in C?</text:span></text:p>
      <text:p text:style-name="P61"><text:s/>A: A structure in C can be declared using the <text:span text:style-name="T44">struct keyword, followed by the structure name and the list of members within curly braces</text:span>. For example:</text:p>
      <text:p text:style-name="P90">c</text:p>
      <text:p text:style-name="P86"><text:span text:style-name="Source_20_Text"><text:span text:style-name="T23">struct person {</text:span></text:span></text:p>
      <text:p text:style-name="P86"><text:span text:style-name="Source_20_Text"><text:span text:style-name="T23"><text:s text:c="4"/>char name[20];</text:span></text:span></text:p>
      <text:p text:style-name="P86"><text:span text:style-name="Source_20_Text"><text:span text:style-name="T23"><text:s text:c="4"/>int age;</text:span></text:span></text:p>
      <text:p text:style-name="P86"><text:span text:style-name="Source_20_Text"><text:span text:style-name="T23"><text:s text:c="4"/>float height;</text:span></text:span></text:p>
      <text:p text:style-name="P95"><text:span text:style-name="Source_20_Text"><text:span text:style-name="T23">};</text:span></text:span></text:p>
      <text:p text:style-name="P61"><text:soft-page-break/><text:span text:style-name="T56">3.</text:span> <text:span text:style-name="T44">How do you initialize a structure in C?</text:span></text:p>
      <text:p text:style-name="P61"><text:s/>A: A structure in C can be initialized using <text:span text:style-name="T44">curly braces and the values of its members</text:span>. For example:</text:p>
      <text:p text:style-name="P90">java</text:p>
      <text:p text:style-name="P95"><text:span text:style-name="Source_20_Text"><text:span text:style-name="T23">struct person myPerson = {"John", 30, 1.75};</text:span></text:span></text:p>
      <text:p text:style-name="P61"><text:span text:style-name="T56">4.</text:span><text:span text:style-name="T44">How do you access the members of a structure in C?</text:span></text:p>
      <text:p text:style-name="P61"><text:s/>A: The members of a structure in C can be accessed using <text:span text:style-name="T44">the dot operator (.) with the structure name.</text:span> For example:</text:p>
      <text:p text:style-name="P90">perl</text:p>
      <text:p text:style-name="P86"><text:span text:style-name="Source_20_Text"><text:span text:style-name="T23">struct person myPerson = {"John", 30, 1.75};</text:span></text:span></text:p>
      <text:p text:style-name="P86"><text:span text:style-name="Source_20_Text"><text:span text:style-name="T23">printf("Name: %s\n", myPerson.name);</text:span></text:span></text:p>
      <text:p text:style-name="P86"><text:span text:style-name="Source_20_Text"><text:span text:style-name="T23">printf("Age: %d\n", myPerson.age);</text:span></text:span></text:p>
      <text:p text:style-name="P95"><text:span text:style-name="Source_20_Text"><text:span text:style-name="T23">printf("Height: %.2f\n", myPerson.height);</text:span></text:span></text:p>
      <text:p text:style-name="P95"><text:span text:style-name="Source_20_Text"><text:span text:style-name="T25">5.</text:span></text:span><text:span text:style-name="T23"> </text:span><text:span text:style-name="T27">How do you pass a structure to a function in C? </text:span></text:p>
      <text:p text:style-name="P95"><text:span text:style-name="T23">A: A structure in C can be passed to a function </text:span><text:span text:style-name="T27">by value or by reference. To pass by value, the function takes a structure parameter and makes a copy of the structur</text:span><text:span text:style-name="T23">e. To pass by reference, the function takes a pointer to the structure as a parameter. For example:</text:span></text:p>
      <text:p text:style-name="P90">c</text:p>
      <text:p text:style-name="P86"><text:span text:style-name="Source_20_Text"><text:span text:style-name="T23">// Pass by value</text:span></text:span></text:p>
      <text:p text:style-name="P86"><text:span text:style-name="Source_20_Text"><text:span text:style-name="T23">void printPerson(struct person p) {</text:span></text:span></text:p>
      <text:p text:style-name="P86"><text:span text:style-name="Source_20_Text"><text:span text:style-name="T23"><text:s text:c="4"/>printf("Name: %s\n", p.name);</text:span></text:span></text:p>
      <text:p text:style-name="P86"><text:span text:style-name="Source_20_Text"><text:span text:style-name="T23"><text:s text:c="4"/>printf("Age: %d\n", p.age);</text:span></text:span></text:p>
      <text:p text:style-name="P86"><text:span text:style-name="Source_20_Text"><text:span text:style-name="T23"><text:s text:c="4"/>printf("Height: %.2f\n", p.height);</text:span></text:span></text:p>
      <text:p text:style-name="P86"><text:soft-page-break/><text:span text:style-name="Source_20_Text"><text:span text:style-name="T23">}</text:span></text:span></text:p>
      <text:p text:style-name="P86"><text:span text:style-name="Source_20_Text"><text:span text:style-name="T23">struct person myPerson = {"John", 30, 1.75};</text:span></text:span></text:p>
      <text:p text:style-name="P86"><text:span text:style-name="Source_20_Text"><text:span text:style-name="T23">printPerson(myPerson);</text:span></text:span></text:p>
      <text:p text:style-name="P84"/>
      <text:p text:style-name="P86"><text:span text:style-name="Source_20_Text"><text:span text:style-name="T23">// Pass by reference</text:span></text:span></text:p>
      <text:p text:style-name="P86"><text:span text:style-name="Source_20_Text"><text:span text:style-name="T23">void setAge(struct person *p, int age) {</text:span></text:span></text:p>
      <text:p text:style-name="P86"><text:span text:style-name="Source_20_Text"><text:span text:style-name="T23"><text:s text:c="4"/>p-&gt;age = age;</text:span></text:span></text:p>
      <text:p text:style-name="P86"><text:span text:style-name="Source_20_Text"><text:span text:style-name="T23">}</text:span></text:span></text:p>
      <text:p text:style-name="P86"><text:span text:style-name="Source_20_Text"><text:span text:style-name="T23">struct person myPerson = {"John", 30, 1.75};</text:span></text:span></text:p>
      <text:p text:style-name="P86"><text:span text:style-name="Source_20_Text"><text:span text:style-name="T23">setAge(&amp;myPerson, 35);</text:span></text:span></text:p>
      <text:p text:style-name="P95"><text:span text:style-name="Source_20_Text"><text:span text:style-name="T23">printf("New age: %d\n", myPerson.age);</text:span></text:span></text:p>
      <text:p text:style-name="P61"><text:span text:style-name="T56">6.</text:span> <text:span text:style-name="T44">How do you define a structure pointer in C?</text:span></text:p>
      <text:p text:style-name="P61"><text:s/>A: A structure pointer in C can be defined using <text:span text:style-name="T44">the struct keyword, followed by the structure name and an asterisk (*), and then the pointer variable name.</text:span> For example:</text:p>
      <text:p text:style-name="P90">go</text:p>
      <text:p text:style-name="P95"><text:span text:style-name="Source_20_Text"><text:span text:style-name="T23">struct person *myPersonPtr;</text:span></text:span></text:p>
      <text:p text:style-name="P61"><text:span text:style-name="T56">7.</text:span><text:span text:style-name="T44">How do you allocate memory for a structure pointer in C? </text:span></text:p>
      <text:p text:style-name="P61">A: Memory can be allocated for a structure pointer in C <text:span text:style-name="T44">using the malloc() function. </text:span>For example:</text:p>
      <text:p text:style-name="P90">c</text:p>
      <text:p text:style-name="P86"><text:span text:style-name="Source_20_Text"><text:span text:style-name="T23">struct person *myPersonPtr;</text:span></text:span></text:p>
      <text:p text:style-name="P95"><text:span text:style-name="Source_20_Text"><text:span text:style-name="T23">myPersonPtr = (struct person*) malloc(sizeof(struct person));</text:span></text:span></text:p>
      <text:p text:style-name="P81"><text:span text:style-name="Source_20_Text"><text:span text:style-name="T23"/></text:span></text:p>
      <text:p text:style-name="P7"><text:span text:style-name="Source_20_Text"><text:span text:style-name="T23"/></text:span></text:p>
      <text:p text:style-name="P64"><text:tab/><text:tab/><text:tab/><text:tab/><text:tab/></text:p>
      <text:p text:style-name="P64"><text:soft-page-break/><text:tab/><text:tab/><text:tab/><text:tab/>FILE HANDLING</text:p>
      <text:p text:style-name="P9"><text:span text:style-name="T14">1.</text:span><text:span text:style-name="T10">What is file handling in C? </text:span></text:p>
      <text:p text:style-name="P9">A: File handling in C is the process of<text:span text:style-name="T44"> </text:span><text:span text:style-name="T40">reading from or writing to files on disk</text:span><text:span text:style-name="T39">.</text:span> C provides standard library functions for performing file<text:span text:style-name="T39"> </text:span><text:span text:style-name="T40">I/O, such as fopen(), fclose(), fread(), fwrite(), fprintf(), and fscanf().</text:span> File handling can be useful for <text:span text:style-name="T40">storing and retrieving data between program runs</text:span><text:span text:style-name="T44">, </text:span><text:span text:style-name="T40">sharing data between different programs</text:span><text:span text:style-name="T44">, or</text:span><text:span text:style-name="T40"> processing large amounts of data.</text:span></text:p>
      <text:p text:style-name="P15"><text:span text:style-name="T50">2.</text:span><text:span text:style-name="T44">How do you open a file in C? </text:span></text:p>
      <text:p text:style-name="P9">A: A file can be opened in C using the <text:span text:style-name="T40">fopen() function</text:span><text:span text:style-name="T39">,</text:span> which takes two arguments: the file<text:span text:style-name="T39"> </text:span><text:span text:style-name="T40">name and the mode</text:span>. The mode specifies the type of file access, such as<text:span text:style-name="T39"> "</text:span><text:span text:style-name="T40">r" for reading</text:span><text:span text:style-name="T44">, "</text:span><text:span text:style-name="T40">w" for writing, and "a" for appending</text:span><text:span text:style-name="T44">.</text:span> For example:</text:p>
      <text:p text:style-name="P6">c</text:p>
      <text:p text:style-name="P3"><text:span text:style-name="Source_20_Text"><text:span text:style-name="T23">FILE *fp;</text:span></text:span></text:p>
      <text:p text:style-name="P3"><text:span text:style-name="Source_20_Text"><text:span text:style-name="T23">fp = fopen("example.txt", "r");</text:span></text:span></text:p>
      <text:p text:style-name="P3"><text:span text:style-name="Source_20_Text"><text:span text:style-name="T23">if (fp == NULL) {</text:span></text:span></text:p>
      <text:p text:style-name="P3"><text:span text:style-name="Source_20_Text"><text:span text:style-name="T23"><text:s text:c="4"/>printf("Failed to open file\n");</text:span></text:span></text:p>
      <text:p text:style-name="P7"><text:span text:style-name="Source_20_Text"><text:span text:style-name="T23">}</text:span></text:span></text:p>
      <text:p text:style-name="P15"/>
      <text:p text:style-name="P17"><text:span text:style-name="T35">3.</text:span>How do you read from a file in C? </text:p>
      <text:p text:style-name="P9">A: Data can be read from a file in C using the<text:span text:style-name="T44"> </text:span><text:span text:style-name="T40">fread() function</text:span><text:span text:style-name="T44">,</text:span> which takes four arguments: <text:span text:style-name="T40">a pointer to the data buffer</text:span><text:span text:style-name="T44">, </text:span><text:span text:style-name="T40">the size of each element to read</text:span><text:span text:style-name="T44">, </text:span><text:span text:style-name="T40">the number of elements to read</text:span><text:span text:style-name="T44">,</text:span> and <text:span text:style-name="T40">a file pointer</text:span>. The function returns the number of elements successfully read. For example:</text:p>
      <text:p text:style-name="P6">scss</text:p>
      <text:p text:style-name="P3"><text:soft-page-break/><text:span text:style-name="Source_20_Text"><text:span text:style-name="T23">FILE *fp;</text:span></text:span></text:p>
      <text:p text:style-name="P3"><text:span text:style-name="Source_20_Text"><text:span text:style-name="T23">char buffer[100];</text:span></text:span></text:p>
      <text:p text:style-name="P3"><text:span text:style-name="Source_20_Text"><text:span text:style-name="T23">fp = fopen("example.txt", "r");</text:span></text:span></text:p>
      <text:p text:style-name="P3"><text:span text:style-name="Source_20_Text"><text:span text:style-name="T23">if (fp == NULL) {</text:span></text:span></text:p>
      <text:p text:style-name="P3"><text:span text:style-name="Source_20_Text"><text:span text:style-name="T23"><text:s text:c="4"/>printf("Failed to open file\n"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else {</text:span></text:span></text:p>
      <text:p text:style-name="P3"><text:span text:style-name="Source_20_Text"><text:span text:style-name="T23"><text:s text:c="4"/>int count = fread(buffer, sizeof(char), 100, fp);</text:span></text:span></text:p>
      <text:p text:style-name="P3"><text:span text:style-name="Source_20_Text"><text:span text:style-name="T23"><text:s text:c="4"/>printf("Read %d characters: %s\n", count, buffer);</text:span></text:span></text:p>
      <text:p text:style-name="P3"><text:span text:style-name="Source_20_Text"><text:span text:style-name="T23"><text:s text:c="4"/>fclose(fp);</text:span></text:span></text:p>
      <text:p text:style-name="P7"><text:span text:style-name="Source_20_Text"><text:span text:style-name="T23">}</text:span></text:span></text:p>
      <text:p text:style-name="P17"><text:span text:style-name="T35">4.</text:span> How do you write to a file in C?</text:p>
      <text:p text:style-name="P9">A: Data can be written to a file in C using the <text:span text:style-name="T40">fwrite() function</text:span>, which takes four arguments: <text:span text:style-name="T40">a pointer to the data buffer, the size of each element to write, the number of elements to write, and a file pointer.</text:span> The function returns the number of elements successfully written. For example:</text:p>
      <text:p text:style-name="P6">scss</text:p>
      <text:p text:style-name="P3"><text:span text:style-name="Source_20_Text"><text:span text:style-name="T23">FILE *fp;</text:span></text:span></text:p>
      <text:p text:style-name="P3"><text:span text:style-name="Source_20_Text"><text:span text:style-name="T23">char buffer[] = "Hello, world!";</text:span></text:span></text:p>
      <text:p text:style-name="P3"><text:span text:style-name="Source_20_Text"><text:span text:style-name="T23">fp = fopen("example.txt", "w");</text:span></text:span></text:p>
      <text:p text:style-name="P3"><text:span text:style-name="Source_20_Text"><text:span text:style-name="T23">if (fp == NULL) {</text:span></text:span></text:p>
      <text:p text:style-name="P3"><text:span text:style-name="Source_20_Text"><text:span text:style-name="T23"><text:s text:c="4"/>printf("Failed to open file\n"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else {</text:span></text:span></text:p>
      <text:p text:style-name="P3"><text:span text:style-name="Source_20_Text"><text:span text:style-name="T23"><text:s text:c="4"/>int count = fwrite(buffer, sizeof(char), strlen(buffer), fp);</text:span></text:span></text:p>
      <text:p text:style-name="P3"><text:span text:style-name="Source_20_Text"><text:span text:style-name="T23"><text:s text:c="4"/>printf("Wrote %d characters\n", count);</text:span></text:span></text:p>
      <text:p text:style-name="P3"><text:span text:style-name="Source_20_Text"><text:span text:style-name="T23"><text:s text:c="4"/>fclose(fp);</text:span></text:span></text:p>
      <text:p text:style-name="P7"><text:span text:style-name="Source_20_Text"><text:span text:style-name="T23">}</text:span></text:span></text:p>
      <text:p text:style-name="P17"><text:soft-page-break/><text:span text:style-name="T35">5.</text:span>How do you close a file in C?</text:p>
      <text:p text:style-name="P9"><text:s/>A: A file can be closed in C using the <text:span text:style-name="T40">fclose() function</text:span><text:span text:style-name="T39">,</text:span> which takes a file pointer as its argument. The function flushes any buffered data to the file and releases any resources associated with the file. For example:</text:p>
      <text:p text:style-name="P6">scss</text:p>
      <text:p text:style-name="P3"><text:span text:style-name="Source_20_Text"><text:span text:style-name="T23">FILE *fp;</text:span></text:span></text:p>
      <text:p text:style-name="P3"><text:span text:style-name="Source_20_Text"><text:span text:style-name="T23">fp = fopen("example.txt", "r");</text:span></text:span></text:p>
      <text:p text:style-name="P3"><text:span text:style-name="Source_20_Text"><text:span text:style-name="T23">if (fp == NULL) {</text:span></text:span></text:p>
      <text:p text:style-name="P3"><text:span text:style-name="Source_20_Text"><text:span text:style-name="T23"><text:s text:c="4"/>printf("Failed to open file\n"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else {</text:span></text:span></text:p>
      <text:p text:style-name="P3"><text:span text:style-name="Source_20_Text"><text:span text:style-name="T23"><text:s text:c="4"/>fclose(fp);</text:span></text:span></text:p>
      <text:p text:style-name="P7"><text:span text:style-name="Source_20_Text"><text:span text:style-name="T23">}</text:span></text:span></text:p>
      <text:p text:style-name="P15"><text:span text:style-name="T35">6.</text:span> <text:span text:style-name="T44">How do you check if a file exists in C?</text:span></text:p>
      <text:p text:style-name="P9">A: A file can be checked for existence in C using <text:span text:style-name="T39">t</text:span><text:span text:style-name="T40">he access() function</text:span><text:span text:style-name="T44">,</text:span> which takes two arguments: the <text:span text:style-name="T40">file name and a mode.</text:span> The mode can be F_OK to check for existence, R_OK to check for read access, W_OK to check for write access, or X_OK to check for execute access. The function returns 0 if the file exists and the access is permitted, or -1 if the file does not exist or the access is not permitted. For example:</text:p>
      <text:p text:style-name="P6">bash</text:p>
      <text:p text:style-name="P3"><text:span text:style-name="Source_20_Text"><text:span text:style-name="T23">if (access("example.txt", F_OK) == 0) {</text:span></text:span></text:p>
      <text:p text:style-name="P3"><text:span text:style-name="Source_20_Text"><text:span text:style-name="T23"><text:s text:c="4"/>printf("File exists\n"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else {</text:span></text:span></text:p>
      <text:p text:style-name="P3"><text:span text:style-name="Source_20_Text"><text:span text:style-name="T23"><text:s text:c="4"/>printf("File does not exist\n");</text:span></text:span></text:p>
      <text:p text:style-name="P7"><text:span text:style-name="Source_20_Text"><text:span text:style-name="T23">}</text:span></text:span></text:p>
      <text:p text:style-name="P1"><text:soft-page-break/></text:p>
      <text:p text:style-name="P1"/>
      <text:p text:style-name="P26"><text:tab/><text:tab/><text:tab/><text:tab/><text:tab/><text:tab/>UNION</text:p>
      <text:p text:style-name="P20"><text:span text:style-name="T36">1.</text:span>What is a union in C? </text:p>
      <text:p text:style-name="P9">A: A union in C is a data type that allows <text:span text:style-name="T40">different variables of different data types to share the same memory space.</text:span> In a union, only<text:span text:style-name="T44"> </text:span><text:span text:style-name="T40">one member can be used at a time</text:span><text:span text:style-name="T44">,</text:span> and the <text:span text:style-name="T40">memory allocated for the union is equal to the size of its largest member</text:span><text:span text:style-name="T44">.</text:span> Unions can be useful for saving memory when only one member needs to be used at a time. For example:</text:p>
      <text:p text:style-name="P6">c</text:p>
      <text:p text:style-name="P3"><text:span text:style-name="Source_20_Text"><text:span text:style-name="T23">union myUnion {</text:span></text:span></text:p>
      <text:p text:style-name="P3"><text:span text:style-name="Source_20_Text"><text:span text:style-name="T23"><text:s text:c="4"/>int intValue;</text:span></text:span></text:p>
      <text:p text:style-name="P3"><text:span text:style-name="Source_20_Text"><text:span text:style-name="T23"><text:s text:c="4"/>float floatValue;</text:span></text:span></text:p>
      <text:p text:style-name="P3"><text:span text:style-name="Source_20_Text"><text:span text:style-name="T23"><text:s text:c="4"/>char charValue;</text:span></text:span></text:p>
      <text:p text:style-name="P3"><text:span text:style-name="Source_20_Text"><text:span text:style-name="T23">};</text:span></text:span></text:p>
      <text:p text:style-name="P3"><text:span text:style-name="Source_20_Text"><text:span text:style-name="T31">union myUnion myVariable;</text:span></text:span></text:p>
      <text:p text:style-name="P7"><text:span text:style-name="Source_20_Text"><text:span text:style-name="T31">myVariable.intValue = 10;</text:span></text:span></text:p>
      <text:p text:style-name="P20"><text:span text:style-name="T36">2.</text:span> How do you declare a union in C?</text:p>
      <text:p text:style-name="P9">A: A union in C can be declared using <text:span text:style-name="T40">the union keyword, followed by the union name and the list of members within curly braces.</text:span><text:span text:style-name="T44"> </text:span>For example:</text:p>
      <text:p text:style-name="P6">c</text:p>
      <text:p text:style-name="P3"><text:span text:style-name="Source_20_Text"><text:span text:style-name="T23">union myUnion {</text:span></text:span></text:p>
      <text:p text:style-name="P3"><text:span text:style-name="Source_20_Text"><text:span text:style-name="T23"><text:s text:c="4"/>int intValue;</text:span></text:span></text:p>
      <text:p text:style-name="P3"><text:span text:style-name="Source_20_Text"><text:span text:style-name="T23"><text:s text:c="4"/>float floatValue;</text:span></text:span></text:p>
      <text:p text:style-name="P3"><text:span text:style-name="Source_20_Text"><text:span text:style-name="T23"><text:s text:c="4"/>char </text:span></text:span><text:span text:style-name="Source_20_Text"><text:span text:style-name="T31">};</text:span></text:span><text:span text:style-name="Source_20_Text"><text:span text:style-name="T23">charValue;</text:span></text:span></text:p>
      <text:p text:style-name="P7"><text:span text:style-name="Source_20_Text"><text:span text:style-name="T31">};</text:span></text:span></text:p>
      <text:p text:style-name="P20"><text:span text:style-name="T36">3.</text:span>How do you access the members of a union in C? </text:p>
      <text:p text:style-name="P9"><text:soft-page-break/>A: The members of a union in C can be accessed using <text:span text:style-name="T40">the dot operator (.) or the arrow operator (-&gt;) with the union variable name.</text:span><text:span text:style-name="T39"> </text:span>Only one member can be accessed at a time, and accessing a different member will overwrite the previous value. For example:</text:p>
      <text:p text:style-name="P6">c</text:p>
      <text:p text:style-name="P3"><text:span text:style-name="Source_20_Text"><text:span text:style-name="T23">union myUnion myVariable;</text:span></text:span></text:p>
      <text:p text:style-name="P3"><text:span text:style-name="Source_20_Text"><text:span text:style-name="T23">myVariable.intValue = 10;</text:span></text:span></text:p>
      <text:p text:style-name="P3"><text:span text:style-name="Source_20_Text"><text:span text:style-name="T23">printf("Int value: %d\n", myVariable.intValue);</text:span></text:span></text:p>
      <text:p text:style-name="P3"><text:span text:style-name="Source_20_Text"><text:span text:style-name="T23">myVariable.floatValue = 3.14;</text:span></text:span></text:p>
      <text:p text:style-name="P7"><text:span text:style-name="Source_20_Text"><text:span text:style-name="T23">printf("Float value: %.2f\n", myVariable.floatValue);</text:span></text:span></text:p>
      <text:p text:style-name="P20"><text:span text:style-name="T36">4.</text:span>How do you pass a union to a function in C? </text:p>
      <text:p text:style-name="P9">A: A union in C can be passed to a function <text:span text:style-name="T40">by value or by reference. To pass by value, the function takes a union parameter and makes a copy of the union</text:span><text:span text:style-name="T44">.</text:span> To pass by reference, the function takes a pointer to the union as a parameter. For example:</text:p>
      <text:p text:style-name="P6">c</text:p>
      <text:p text:style-name="P3"><text:span text:style-name="Source_20_Text"><text:span text:style-name="T23">// Pass by value</text:span></text:span></text:p>
      <text:p text:style-name="P3"><text:span text:style-name="Source_20_Text"><text:span text:style-name="T23">void printUnion(union myUnion u) {</text:span></text:span></text:p>
      <text:p text:style-name="P3"><text:span text:style-name="Source_20_Text"><text:span text:style-name="T23"><text:s text:c="4"/>printf("Int value: %d\n", u.intValue);</text:span></text:span></text:p>
      <text:p text:style-name="P3"><text:span text:style-name="Source_20_Text"><text:span text:style-name="T23"><text:s text:c="4"/>printf("Float value: %.2f\n", u.floatValue);</text:span></text:span></text:p>
      <text:p text:style-name="P3"><text:span text:style-name="Source_20_Text"><text:span text:style-name="T23"><text:s text:c="4"/>printf("Char value: %c\n", u.charValue)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union myUnion myVariable;</text:span></text:span></text:p>
      <text:p text:style-name="P3"><text:span text:style-name="Source_20_Text"><text:span text:style-name="T23">myVariable.intValue = 10;</text:span></text:span></text:p>
      <text:p text:style-name="P3"><text:span text:style-name="Source_20_Text"><text:span text:style-name="T23">printUnion(myVariable);</text:span></text:span></text:p>
      <text:p text:style-name="P2"><text:soft-page-break/></text:p>
      <text:p text:style-name="P3"><text:span text:style-name="Source_20_Text"><text:span text:style-name="T23">// Pass by reference</text:span></text:span></text:p>
      <text:p text:style-name="P3"><text:span text:style-name="Source_20_Text"><text:span text:style-name="T23">void setFloatValue(union myUnion *u, float value) {</text:span></text:span></text:p>
      <text:p text:style-name="P3"><text:span text:style-name="Source_20_Text"><text:span text:style-name="T23"><text:s text:c="4"/>u-&gt;floatValue = value;</text:span></text:span></text:p>
      <text:p text:style-name="P3"><text:span text:style-name="Source_20_Text"><text:span text:style-name="T23">}</text:span></text:span></text:p>
      <text:p text:style-name="P3"><text:span text:style-name="Source_20_Text"><text:span text:style-name="T23">union myUnion myVariable;</text:span></text:span></text:p>
      <text:p text:style-name="P3"><text:span text:style-name="Source_20_Text"><text:span text:style-name="T23">myVariable.intValue = 10;</text:span></text:span></text:p>
      <text:p text:style-name="P3"><text:span text:style-name="Source_20_Text"><text:span text:style-name="T23">setFloatValue(&amp;myVariable, 3.14);</text:span></text:span></text:p>
      <text:p text:style-name="P7"><text:span text:style-name="Source_20_Text"><text:span text:style-name="T31">printf("Float value: %.2f\n", myVariable.floatValue);</text:span></text:span></text:p>
      <text:p text:style-name="P20"><text:span text:style-name="T36">5.</text:span>What is the size of a union in C? </text:p>
      <text:p text:style-name="P9">A: The size of a union in C is <text:span text:style-name="T40">equal to the size of its largest member</text:span><text:span text:style-name="T44">. </text:span>For example:</text:p>
      <text:p text:style-name="P6">c</text:p>
      <text:p text:style-name="P3"><text:span text:style-name="Source_20_Text"><text:span text:style-name="T23">union myUnion {</text:span></text:span></text:p>
      <text:p text:style-name="P3"><text:span text:style-name="Source_20_Text"><text:span text:style-name="T23"><text:s text:c="4"/>int intValue;</text:span></text:span></text:p>
      <text:p text:style-name="P3"><text:span text:style-name="Source_20_Text"><text:span text:style-name="T23"><text:s text:c="4"/>float floatValue;</text:span></text:span></text:p>
      <text:p text:style-name="P3"><text:span text:style-name="Source_20_Text"><text:span text:style-name="T23"><text:s text:c="4"/>char charValue;</text:span></text:span></text:p>
      <text:p text:style-name="P3"><text:span text:style-name="Source_20_Text"><text:span text:style-name="T31">};</text:span></text:span></text:p>
      <text:p text:style-name="P7"><text:span text:style-name="Source_20_Text"><text:span text:style-name="T31">printf("Size of myUnion: %lu\n", sizeof(union myUnion));</text:span></text:span></text:p>
      <text:p text:style-name="P17"><text:span text:style-name="T36">6.</text:span> What is a union in C used for?</text:p>
      <text:p text:style-name="P12">A: Unions in C are <text:span text:style-name="T44">t</text:span><text:span text:style-name="T40">ypically used for saving memory when only one member needs to be used at a time</text:span><text:span text:style-name="T44">. </text:span></text:p>
      <text:p text:style-name="P12">For example, a program that handles different data types such as integers, floats, and characters can use a union to store the data in a single variable instead of multiple variables. However, unions can also be used to create variant data types, such as a data type that can store either an integer or a float.</text:p>
      <text:p text:style-name="P27"><text:soft-page-break/></text:p>
      <text:p text:style-name="P27"/>
      <text:p text:style-name="P26"><text:tab/><text:tab/><text:tab/><text:tab/>PRE_PROCESSOR</text:p>
      <text:p text:style-name="P22"><text:span text:style-name="T6">1.</text:span><text:span text:style-name="T5">What is the preprocessor in C? </text:span></text:p>
      <text:p text:style-name="P9">A: The preprocessor in C is a <text:span text:style-name="T40">tool that processes source code before it is compiled, performing tasks such as text substitution, file inclusion, and conditional compilation</text:span><text:span text:style-name="T44">. </text:span>The preprocessor directives begin with a hash symbol (#) and are executed before the code is compiled. Examples of preprocessor directives include #include, #define, #ifdef, #ifndef, #if, #else, #elif, and #endif.</text:p>
      <text:p text:style-name="P15"><text:span text:style-name="T38">2.</text:span><text:span text:style-name="T44">What is a macro in C?</text:span></text:p>
      <text:p text:style-name="P9"><text:s/>A: A macro in C is a <text:span text:style-name="T40">preprocessor directive that defines a symbol or expression that is substituted for a specific sequence of code</text:span><text:span text:style-name="T44">.</text:span> Macros are defined using the #define directive and can take arguments. Macros can be useful for simplifying repetitive code, encapsulating complex expressions, and providing a common interface to different platforms.</text:p>
      <text:p text:style-name="P15"><text:span text:style-name="T38">3</text:span><text:span text:style-name="T49">.</text:span><text:span text:style-name="T44">What is conditional compilation in C? </text:span></text:p>
      <text:p text:style-name="P9">A: Conditional compilation in C is a preprocessor feature that allows code to be included or excluded based on certain conditions. Conditional compilation <text:span text:style-name="T40">directives include #if, #else, #elif, and #endif</text:span>. The conditions can be defined using macros, <text:span text:style-name="T30">constants, or other preprocessor directives, and the code is only compiled if the condition is true.</text:span></text:p>
      <text:p text:style-name="P15"><text:span text:style-name="T38">4</text:span><text:span text:style-name="T49">.</text:span><text:span text:style-name="T44"> What is the purpose of the #include directive in C?</text:span></text:p>
      <text:p text:style-name="P9"><text:s/>A: The #include directive in C is a preprocessor directive that <text:span text:style-name="T40">inserts the contents of a header file into the source code</text:span>. Header files contain declarations of functions, variables, and <text:soft-page-break/>macros that are used in the program. The #include directive can be used to include standard library headers, system headers, or user-defined headers.</text:p>
      <text:p text:style-name="P20"><text:span text:style-name="T38">5.</text:span>What is the difference between #include "filename" and #include &lt;filename&gt;?</text:p>
      <text:p text:style-name="P9"><text:s/>A: The<text:span text:style-name="T39"> </text:span><text:span text:style-name="T40">#include "filename"</text:span> directive searches for the specified file in the current directory first, and then in the standard system directories. This is typically <text:span text:style-name="T40">used for user-defined headers</text:span><text:span text:style-name="T44">. The </text:span><text:span text:style-name="T40">#include &lt;filename&gt; </text:span>directive searches for the specified file only in <text:span text:style-name="T40">the standard system directories.</text:span><text:span text:style-name="T44"> </text:span>This is typically used for system headers.</text:p>
      <text:p text:style-name="P20"><text:span text:style-name="T38">6.</text:span>What is the purpose of the #define directive in C?</text:p>
      <text:p text:style-name="P9"><text:s/>A: The #define directive in C is a preprocessor directive that defines a <text:span text:style-name="T40">symbol or expression that is substituted for a specific sequence of code.</text:span> This is typically used for defining constants, <text:span text:style-name="T30">macros, or shorthand notation for long expressions.</text:span></text:p>
      <text:p text:style-name="P20"><text:span text:style-name="T38">7.</text:span>What is the purpose of the #ifdef and #ifndef directives in C? </text:p>
      <text:p text:style-name="P9">A: The<text:span text:style-name="T39"> </text:span><text:span text:style-name="T40">#ifdef and #ifndef directives </text:span>in C are preprocessor directives that<text:span text:style-name="T40"> test whether a macro has been defined or not</text:span><text:span text:style-name="T39">.</text:span> The <text:span text:style-name="T40">#ifdef directive tests</text:span><text:span text:style-name="T39"> </text:span>whether <text:span text:style-name="T40">a macro has been defined</text:span><text:span text:style-name="T44">, while the </text:span><text:span text:style-name="T40">#ifndef directive tests</text:span><text:span text:style-name="T44"> </text:span>whether a<text:span text:style-name="T39"> </text:span><text:span text:style-name="T40">macro has not been defined.</text:span><text:span text:style-name="T44"> </text:span>These directives are typically used for conditional compilation to include or exclude code based on the presence or absence of a macro.</text:p>
      <text:p text:style-name="P9"/>
      <text:p text:style-name="P18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2:13:47.354881487</meta:creation-date>
    <dc:date>2023-03-09T16:17:48.821605725</dc:date>
    <meta:editing-duration>PT3H32M25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4" meta:paragraph-count="523" meta:word-count="6144" meta:character-count="33844" meta:non-whitespace-character-count="27892"/>
  </office:meta>
</office:document-meta>
</file>